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5_3">C</text:span><text:span text:style-name="_31_11">O</text:span><text:span text:style-name="_31_94">M</text:span><text:span text:style-name="_34_1">P</text:span><text:span text:style-name="_31_02">U</text:span><text:span text:style-name="_32_16">T</text:span><text:span text:style-name="_32_7">I</text:span><text:span text:style-name="_31_13">N</text:span><text:span text:style-name="_31_76">G</text:span><text:span text:style-name="_31_"> </text:span><text:span text:style-name="_31_31">M</text:span><text:span text:style-name="_32_01">A</text:span><text:span text:style-name="_36_9">C</text:span><text:span text:style-name="_39_8">H</text:span><text:span text:style-name="_32_01">I</text:span><text:span text:style-name="_37_1">N</text:span><text:span text:style-name="_31_44">E</text:span><text:span text:style-name="_31_70">R</text:span><text:span text:style-name="_37_5">Y</text:span><text:span text:style-name="_37_6"> </text:span><text:span text:style-name="_32_25">A</text:span><text:span text:style-name="_35_4">N</text:span><text:span text:style-name="_31_19">D</text:span><text:span text:style-name="_31_51"> </text:span><text:span text:style-name="_37_2">I</text:span><text:span text:style-name="_31_05">N</text:span><text:span text:style-name="_31_94">T</text:span><text:span text:style-name="_35_9">E</text:span><text:span text:style-name="_31_28">L</text:span><text:span text:style-name="_31_73">L</text:span><text:span text:style-name="_36_6">I</text:span><text:span text:style-name="_31_29">G</text:span><text:span text:style-name="_31_95">E</text:span><text:span text:style-name="_37_1">N</text:span><text:span text:style-name="_31_41">C</text:span><text:span text:style-name="_32_15">E</text:span></text:p>
      <text:p text:style-name="P1"><text:span text:style-name="_32_6">B</text:span><text:span text:style-name="_39_5">y</text:span><text:span text:style-name="_31_51"> </text:span><text:span text:style-name="_34_2">A</text:span><text:span text:style-name="_31_46">.</text:span><text:span text:style-name="_31_51"> </text:span><text:span text:style-name="_37_4">M</text:span><text:span text:style-name="_31_20">.</text:span><text:span text:style-name="_31_51"> </text:span><text:span text:style-name="_37_4">T</text:span><text:span text:style-name="_31_16">u</text:span><text:span text:style-name="_32_24">r</text:span><text:span text:style-name="_34_1">i</text:span><text:span text:style-name="_39_8">n</text:span><text:span text:style-name="_31_74">g</text:span></text:p>
      <text:p text:style-name="P1"><text:span text:style-name="_36_8">1</text:span><text:span text:style-name="_39_6">.</text:span><text:span text:style-name="_31_51"> </text:span><text:span text:style-name="_35_7">T</text:span><text:span text:style-name="_31_04">h</text:span><text:span text:style-name="_32_06">e</text:span><text:span text:style-name="_31_"> </text:span><text:span text:style-name="_31_20">I</text:span><text:span text:style-name="_32_01">m</text:span><text:span text:style-name="_36_0">i</text:span><text:span text:style-name="_31_29">t</text:span><text:span text:style-name="_31_76">a</text:span><text:span text:style-name="_32_3">t</text:span><text:span text:style-name="_31_50">i</text:span><text:span text:style-name="_32_25">o</text:span><text:span text:style-name="_35_6">n</text:span><text:span text:style-name="_37_6"> </text:span><text:span text:style-name="_32_18">G</text:span><text:span text:style-name="_34_4">a</text:span><text:span text:style-name="_31_20">m</text:span><text:span text:style-name="_32_16">e</text:span></text:p>
      <text:p text:style-name="P1"><text:span text:style-name="_33_9">I</text:span><text:span text:style-name="_37_6"> </text:span><text:span text:style-name="_31_95">p</text:span><text:span text:style-name="_33_6">r</text:span><text:span text:style-name="_31_16">o</text:span><text:span text:style-name="_32_19">p</text:span><text:span text:style-name="_33_9">o</text:span><text:span text:style-name="_31_44">s</text:span><text:span text:style-name="_32_18">e</text:span><text:span text:style-name="_31_"> </text:span><text:span text:style-name="_31_43">t</text:span><text:span text:style-name="_32_22">o</text:span><text:span text:style-name="_31_"> </text:span><text:span text:style-name="_39_8">c</text:span><text:span text:style-name="_31_77">o</text:span><text:span text:style-name="_36_8">n</text:span><text:span text:style-name="_31_47">s</text:span><text:span text:style-name="_31_73">i</text:span><text:span text:style-name="_36_6">d</text:span><text:span text:style-name="_31_19">e</text:span><text:span text:style-name="_32_15">r</text:span><text:span text:style-name="_31_"> </text:span><text:span text:style-name="_31_17">t</text:span><text:span text:style-name="_32_25">h</text:span><text:span text:style-name="_32_7">e</text:span><text:span text:style-name="_37_6"> </text:span><text:span text:style-name="_32_15">q</text:span><text:span text:style-name="_33_5">u</text:span><text:span text:style-name="_39_5">e</text:span><text:span text:style-name="_32_03">s</text:span><text:span text:style-name="_35_6">t</text:span><text:span text:style-name="_31_10">i</text:span><text:span text:style-name="_31_86">o</text:span><text:span text:style-name="_33_0">n</text:span><text:span text:style-name="_31_31">,</text:span><text:span text:style-name="_31_51"> </text:span><text:span text:style-name="_35_1">"</text:span><text:span text:style-name="_39_9">C</text:span><text:span text:style-name="_31_80">a</text:span><text:span text:style-name="_33_6">n</text:span><text:span text:style-name="_37_6"> </text:span><text:span text:style-name="_31_71">m</text:span><text:span text:style-name="_34_2">a</text:span><text:span text:style-name="_31_04">c</text:span><text:span text:style-name="_32_10">h</text:span><text:span text:style-name="_36_0">i</text:span><text:span text:style-name="_31_29">n</text:span><text:span text:style-name="_31_95">e</text:span><text:span text:style-name="_36_8">s</text:span><text:span text:style-name="_37_6"> </text:span><text:span text:style-name="_32_16">t</text:span><text:span text:style-name="_32_9">h</text:span><text:span text:style-name="_31_49">i</text:span><text:span text:style-name="_32_07">n</text:span><text:span text:style-name="_34_4">k</text:span><text:span text:style-name="_31_02">?</text:span><text:span text:style-name="_31_94">"</text:span><text:span text:style-name="_31_"> </text:span><text:span text:style-name="_31_29">T</text:span><text:span text:style-name="_31_89">h</text:span><text:span text:style-name="_33_9">i</text:span><text:span text:style-name="_31_34">s</text:span><text:span text:style-name="_31_51"> </text:span><text:span text:style-name="_32_1">s</text:span><text:span text:style-name="_39_5">h</text:span><text:span text:style-name="_32_25">o</text:span><text:span text:style-name="_36_6">u</text:span><text:span text:style-name="_31_17">l</text:span><text:span text:style-name="_32_24">d</text:span><text:span text:style-name="_31_"> </text:span><text:span text:style-name="_31_50">b</text:span><text:span text:style-name="_32_19">e</text:span><text:span text:style-name="_37_2">g</text:span><text:span text:style-name="_31_17">i</text:span><text:span text:style-name="_31_77">n</text:span><text:span text:style-name="_31_"> </text:span><text:span text:style-name="_31_13">w</text:span><text:span text:style-name="_31_85">i</text:span><text:span text:style-name="_33_5">t</text:span><text:span text:style-name="_39_5">h</text:span><text:span text:style-name="_31_51"> </text:span><text:span text:style-name="_35_7">d</text:span><text:span text:style-name="_31_26">e</text:span><text:span text:style-name="_32_00">f</text:span><text:span text:style-name="_36_0">i</text:span><text:span text:style-name="_31_41">n</text:span><text:span text:style-name="_31_80">i</text:span><text:span text:style-name="_36_8">t</text:span><text:span text:style-name="_31_40">i</text:span><text:span text:style-name="_31_70">o</text:span><text:span text:style-name="_32_0">n</text:span><text:span text:style-name="_31_46">s</text:span><text:span text:style-name="_31_51"> </text:span><text:span text:style-name="_32_3">o</text:span><text:span text:style-name="_39_9">f</text:span><text:span text:style-name="_31_51"> </text:span><text:span text:style-name="_33_8">t</text:span><text:span text:style-name="_31_11">h</text:span><text:span text:style-name="_32_24">e</text:span><text:span text:style-name="_31_"> </text:span><text:span text:style-name="_31_04">m</text:span><text:span text:style-name="_31_95">e</text:span><text:span text:style-name="_36_8">a</text:span><text:span text:style-name="_39_5">n</text:span><text:span text:style-name="_31_71">i</text:span><text:span text:style-name="_35_4">n</text:span><text:span text:style-name="_31_46">g</text:span><text:span text:style-name="_31_51"> </text:span><text:span text:style-name="_34_5">o</text:span><text:span text:style-name="_31_43">f</text:span><text:span text:style-name="_31_51"> </text:span><text:span text:style-name="_33_9">t</text:span><text:span text:style-name="_31_31">h</text:span><text:span text:style-name="_31_71">e</text:span><text:span text:style-name="_31_"> </text:span><text:span text:style-name="_31_01">t</text:span><text:span text:style-name="_31_92">e</text:span><text:span text:style-name="_33_0">r</text:span><text:span text:style-name="_31_47">m</text:span><text:span text:style-name="_32_01">s</text:span><text:span text:style-name="_31_"> </text:span><text:span text:style-name="_31_29">"</text:span><text:span text:style-name="_32_01">m</text:span><text:span text:style-name="_34_1">a</text:span><text:span text:style-name="_31_17">c</text:span><text:span text:style-name="_31_73">h</text:span><text:span text:style-name="_36_8">i</text:span><text:span text:style-name="_39_9">n</text:span><text:span text:style-name="_32_24">e</text:span><text:span text:style-name="_35_1">"</text:span><text:span text:style-name="_37_6"> </text:span><text:span text:style-name="_31_88">a</text:span><text:span text:style-name="_33_9">n</text:span><text:span text:style-name="_39_6">d</text:span><text:span text:style-name="_31_51"> </text:span><text:span text:style-name="_37_5">"</text:span><text:span text:style-name="_31_05">t</text:span><text:span text:style-name="_32_22">h</text:span><text:span text:style-name="_35_4">i</text:span><text:span text:style-name="_31_40">n</text:span><text:span text:style-name="_32_03">k</text:span><text:span text:style-name="_35_1">.</text:span><text:span text:style-name="_31_32">"</text:span><text:span text:style-name="_31_51"> </text:span><text:span text:style-name="_35_7">T</text:span><text:span text:style-name="_39_9">h</text:span><text:span text:style-name="_31_73">e</text:span><text:span text:style-name="_31_"> </text:span><text:span text:style-name="_31_14">d</text:span><text:span text:style-name="_31_85">e</text:span><text:span text:style-name="_36_8">f</text:span><text:span text:style-name="_39_6">i</text:span><text:span text:style-name="_31_77">n</text:span><text:span text:style-name="_32_7">i</text:span><text:span text:style-name="_31_25">t</text:span><text:span text:style-name="_31_79">i</text:span><text:span text:style-name="_36_8">o</text:span><text:span text:style-name="_31_28">n</text:span><text:span text:style-name="_32_01">s</text:span><text:span text:style-name="_31_"> </text:span><text:span text:style-name="_31_16">m</text:span><text:span text:style-name="_32_25">i</text:span><text:span text:style-name="_32_9">g</text:span><text:span text:style-name="_31_16">h</text:span><text:span text:style-name="_32_25">t</text:span><text:span text:style-name="_31_"> </text:span><text:span text:style-name="_31_29">b</text:span><text:span text:style-name="_31_86">e</text:span><text:span text:style-name="_31_"> </text:span><text:span text:style-name="_31_50">f</text:span><text:span text:style-name="_32_15">r</text:span><text:span text:style-name="_33_9">a</text:span><text:span text:style-name="_31_14">m</text:span><text:span text:style-name="_32_03">e</text:span><text:span text:style-name="_37_1">d</text:span><text:span text:style-name="_37_6"> </text:span><text:span text:style-name="_31_91">s</text:span><text:span text:style-name="_36_0">o</text:span><text:span text:style-name="_37_6"> </text:span><text:span text:style-name="_32_10">a</text:span><text:span text:style-name="_36_9">s</text:span><text:span text:style-name="_37_6"> </text:span><text:span text:style-name="_32_21">t</text:span><text:span text:style-name="_33_9">o</text:span><text:span text:style-name="_37_6"> </text:span><text:span text:style-name="_31_77">r</text:span><text:span text:style-name="_33_0">e</text:span><text:span text:style-name="_31_10">f</text:span><text:span text:style-name="_32_25">l</text:span><text:span text:style-name="_34_4">e</text:span><text:span text:style-name="_31_10">c</text:span><text:span text:style-name="_32_10">t</text:span><text:span text:style-name="_31_"> </text:span><text:span text:style-name="_31_19">s</text:span><text:span text:style-name="_31_92">o</text:span><text:span text:style-name="_31_"> </text:span><text:span text:style-name="_39_9">f</text:span><text:span text:style-name="_32_16">a</text:span><text:span text:style-name="_35_0">r</text:span><text:span text:style-name="_37_6"> </text:span><text:span text:style-name="_32_01">a</text:span><text:span text:style-name="_36_6">s</text:span><text:span text:style-name="_37_6"> </text:span><text:span text:style-name="_31_85">p</text:span><text:span text:style-name="_34_2">o</text:span><text:span text:style-name="_39_8">s</text:span><text:span text:style-name="_31_86">s</text:span><text:span text:style-name="_36_9">i</text:span><text:span text:style-name="_31_41">b</text:span><text:span text:style-name="_31_70">l</text:span><text:span text:style-name="_34_2">e</text:span><text:span text:style-name="_37_6"> </text:span><text:span text:style-name="_32_01">t</text:span><text:span text:style-name="_33_5">h</text:span><text:span text:style-name="_31_16">e</text:span><text:span text:style-name="_31_51"> </text:span><text:span text:style-name="_37_1">n</text:span><text:span text:style-name="_31_44">o</text:span><text:span text:style-name="_32_01">r</text:span><text:span text:style-name="_37_1">m</text:span><text:span text:style-name="_31_34">a</text:span><text:span text:style-name="_31_95">l</text:span><text:span text:style-name="_31_"> </text:span><text:span text:style-name="_31_43">u</text:span><text:span text:style-name="_31_95">s</text:span><text:span text:style-name="_36_5">e</text:span><text:span text:style-name="_37_6"> </text:span><text:span text:style-name="_31_71">o</text:span><text:span text:style-name="_35_0">f</text:span><text:span text:style-name="_37_6"> </text:span><text:span text:style-name="_31_86">t</text:span><text:span text:style-name="_37_4">h</text:span><text:span text:style-name="_31_43">e</text:span><text:span text:style-name="_31_51"> </text:span><text:span text:style-name="_35_9">w</text:span><text:span text:style-name="_31_05">o</text:span><text:span text:style-name="_32_06">r</text:span><text:span text:style-name="_33_6">d</text:span><text:span text:style-name="_31_50">s</text:span><text:span text:style-name="_31_74">,</text:span><text:span text:style-name="_31_"> </text:span><text:span text:style-name="_31_10">b</text:span><text:span text:style-name="_31_71">u</text:span><text:span text:style-name="_37_2">t</text:span><text:span text:style-name="_37_6"> </text:span><text:span text:style-name="_32_18">t</text:span><text:span text:style-name="_35_7">h</text:span><text:span text:style-name="_31_28">i</text:span><text:span text:style-name="_32_18">s</text:span><text:span text:style-name="_31_"> </text:span><text:span text:style-name="_31_16">a</text:span><text:span text:style-name="_32_04">t</text:span><text:span text:style-name="_36_5">t</text:span><text:span text:style-name="_31_14">i</text:span><text:span text:style-name="_32_16">t</text:span><text:span text:style-name="_34_4">u</text:span><text:span text:style-name="_31_16">d</text:span><text:span text:style-name="_31_76">e</text:span><text:span text:style-name="_31_"> </text:span><text:span text:style-name="_31_40">i</text:span><text:span text:style-name="_31_92">s</text:span><text:span text:style-name="_31_"> </text:span><text:span text:style-name="_31_04">d</text:span><text:span text:style-name="_32_25">a</text:span><text:span text:style-name="_32_9">n</text:span><text:span text:style-name="_31_28">g</text:span><text:span text:style-name="_32_06">e</text:span><text:span text:style-name="_32_3">r</text:span><text:span text:style-name="_31_41">o</text:span><text:span text:style-name="_32_21">u</text:span><text:span text:style-name="_33_9">s</text:span><text:span text:style-name="_31_44">,</text:span><text:span text:style-name="_31_51"> </text:span><text:span text:style-name="_32_9">I</text:span><text:span text:style-name="_31_40">f</text:span><text:span text:style-name="_31_51"> </text:span><text:span text:style-name="_32_7">t</text:span><text:span text:style-name="_31_10">h</text:span><text:span text:style-name="_31_94">e</text:span><text:span text:style-name="_31_"> </text:span><text:span text:style-name="_31_20">m</text:span><text:span text:style-name="_32_10">e</text:span><text:span text:style-name="_34_5">a</text:span><text:span text:style-name="_31_25">n</text:span><text:span text:style-name="_32_24">i</text:span><text:span text:style-name="_35_0">n</text:span><text:span text:style-name="_31_29">g</text:span><text:span text:style-name="_31_51"> </text:span><text:span text:style-name="_36_0">o</text:span><text:span text:style-name="_31_47">f</text:span><text:span text:style-name="_31_51"> </text:span><text:span text:style-name="_35_1">t</text:span><text:span text:style-name="_31_35">h</text:span><text:span text:style-name="_31_85">e</text:span><text:span text:style-name="_31_"> </text:span><text:span text:style-name="_31_32">w</text:span><text:span text:style-name="_31_89">o</text:span><text:span text:style-name="_37_2">r</text:span><text:span text:style-name="_39_5">d</text:span><text:span text:style-name="_32_00">s</text:span><text:span text:style-name="_31_"> </text:span><text:span text:style-name="_31_35">"</text:span><text:span text:style-name="_31_74">m</text:span><text:span text:style-name="_33_9">a</text:span><text:span text:style-name="_39_8">c</text:span><text:span text:style-name="_31_92">h</text:span><text:span text:style-name="_32_7">i</text:span><text:span text:style-name="_39_8">n</text:span><text:span text:style-name="_31_70">e</text:span><text:span text:style-name="_32_1">"</text:span><text:span text:style-name="_37_6"> </text:span><text:span text:style-name="_32_06">a</text:span><text:span text:style-name="_32_0">n</text:span><text:span text:style-name="_39_5">d</text:span><text:span text:style-name="_31_51"> </text:span><text:span text:style-name="_37_4">"</text:span><text:span text:style-name="_39_8">t</text:span><text:span text:style-name="_31_95">h</text:span><text:span text:style-name="_37_1">i</text:span><text:span text:style-name="_31_19">n</text:span><text:span text:style-name="_31_92">k</text:span><text:span text:style-name="_34_4">"</text:span><text:span text:style-name="_37_6"> </text:span><text:span text:style-name="_32_00">a</text:span><text:span text:style-name="_33_0">r</text:span><text:span text:style-name="_31_26">e</text:span><text:span text:style-name="_31_51"> </text:span><text:span text:style-name="_33_8">t</text:span><text:span text:style-name="_31_19">o</text:span><text:span text:style-name="_31_51"> </text:span><text:span text:style-name="_36_5">b</text:span><text:span text:style-name="_31_05">e</text:span><text:span text:style-name="_31_51"> </text:span><text:span text:style-name="_33_6">f</text:span><text:span text:style-name="_31_43">o</text:span><text:span text:style-name="_31_88">u</text:span><text:span text:style-name="_35_7">n</text:span><text:span text:style-name="_31_41">d</text:span><text:span text:style-name="_31_51"> </text:span><text:span text:style-name="_35_7">b</text:span><text:span text:style-name="_39_8">y</text:span><text:span text:style-name="_31_51"> </text:span><text:span text:style-name="_35_6">e</text:span><text:span text:style-name="_31_46">x</text:span><text:span text:style-name="_32_19">a</text:span><text:span text:style-name="_35_0">m</text:span><text:span text:style-name="_39_6">i</text:span><text:span text:style-name="_32_16">n</text:span><text:span text:style-name="_37_4">i</text:span><text:span text:style-name="_31_13">n</text:span><text:span text:style-name="_32_07">g</text:span><text:span text:style-name="_31_"> </text:span><text:span text:style-name="_31_46">h</text:span><text:span text:style-name="_32_10">o</text:span><text:span text:style-name="_35_7">w</text:span><text:span text:style-name="_37_6"> </text:span><text:span text:style-name="_31_92">t</text:span><text:span text:style-name="_36_5">h</text:span><text:span text:style-name="_31_31">e</text:span><text:span text:style-name="_32_10">y</text:span><text:span text:style-name="_31_"> </text:span><text:span text:style-name="_31_40">a</text:span><text:span text:style-name="_32_24">r</text:span><text:span text:style-name="_32_7">e</text:span><text:span text:style-name="_37_6"> </text:span><text:span text:style-name="_32_15">c</text:span><text:span text:style-name="_37_1">o</text:span><text:span text:style-name="_31_44">m</text:span><text:span text:style-name="_32_16">m</text:span><text:span text:style-name="_37_2">o</text:span><text:span text:style-name="_31_01">n</text:span><text:span text:style-name="_31_70">l</text:span><text:span text:style-name="_35_7">y</text:span><text:span text:style-name="_37_6"> </text:span><text:span text:style-name="_32_00">u</text:span><text:span text:style-name="_32_3">s</text:span><text:span text:style-name="_31_04">e</text:span><text:span text:style-name="_31_74">d</text:span><text:span text:style-name="_31_"> </text:span><text:span text:style-name="_31_50">i</text:span><text:span text:style-name="_31_71">t</text:span><text:span text:style-name="_31_"> </text:span><text:span text:style-name="_31_43">i</text:span><text:span text:style-name="_31_95">s</text:span><text:span text:style-name="_31_"> </text:span><text:span text:style-name="_31_01">d</text:span><text:span text:style-name="_32_07">i</text:span><text:span text:style-name="_32_9">f</text:span><text:span text:style-name="_31_01">f</text:span><text:span text:style-name="_32_21">i</text:span><text:span text:style-name="_32_3">c</text:span><text:span text:style-name="_31_25">u</text:span><text:span text:style-name="_32_10">l</text:span><text:span text:style-name="_36_0">t</text:span><text:span text:style-name="_37_6"> </text:span><text:span text:style-name="_32_22">t</text:span><text:span text:style-name="_35_9">o</text:span><text:span text:style-name="_37_6"> </text:span><text:span text:style-name="_32_09">e</text:span><text:span text:style-name="_32_4">s</text:span><text:span text:style-name="_31_32">c</text:span><text:span text:style-name="_31_95">a</text:span><text:span text:style-name="_35_6">p</text:span><text:span text:style-name="_31_47">e</text:span><text:span text:style-name="_31_51"> </text:span><text:span text:style-name="_36_8">t</text:span><text:span text:style-name="_31_25">h</text:span><text:span text:style-name="_31_73">e</text:span><text:span text:style-name="_31_"> </text:span><text:span text:style-name="_39_8">c</text:span><text:span text:style-name="_31_77">o</text:span><text:span text:style-name="_32_4">n</text:span><text:span text:style-name="_31_10">c</text:span><text:span text:style-name="_32_24">l</text:span><text:span text:style-name="_35_4">u</text:span><text:span text:style-name="_39_8">s</text:span><text:span text:style-name="_31_70">i</text:span><text:span text:style-name="_36_9">o</text:span><text:span text:style-name="_31_41">n</text:span><text:span text:style-name="_31_51"> </text:span><text:span text:style-name="_37_4">t</text:span><text:span text:style-name="_31_11">h</text:span><text:span text:style-name="_31_88">a</text:span><text:span text:style-name="_36_9">t</text:span><text:span text:style-name="_37_6"> </text:span><text:span text:style-name="_31_92">t</text:span><text:span text:style-name="_37_2">h</text:span><text:span text:style-name="_31_47">e</text:span><text:span text:style-name="_31_51"> </text:span><text:span text:style-name="_33_5">m</text:span><text:span text:style-name="_31_10">e</text:span><text:span text:style-name="_32_21">a</text:span><text:span text:style-name="_34_5">n</text:span><text:span text:style-name="_31_49">i</text:span><text:span text:style-name="_32_18">n</text:span><text:span text:style-name="_32_1">g</text:span><text:span text:style-name="_37_6"> </text:span><text:span text:style-name="_31_80">a</text:span><text:span text:style-name="_32_0">n</text:span><text:span text:style-name="_31_32">d</text:span><text:span text:style-name="_31_51"> </text:span><text:span text:style-name="_37_2">t</text:span><text:span text:style-name="_31_25">h</text:span><text:span text:style-name="_31_91">e</text:span><text:span text:style-name="_31_"> </text:span><text:span text:style-name="_31_16">a</text:span><text:span text:style-name="_31_91">n</text:span><text:span text:style-name="_32_3">s</text:span><text:span text:style-name="_31_02">w</text:span><text:span text:style-name="_32_21">e</text:span><text:span text:style-name="_33_0">r</text:span><text:span text:style-name="_37_6"> </text:span><text:span text:style-name="_32_06">t</text:span><text:span text:style-name="_35_6">o</text:span><text:span text:style-name="_37_6"> </text:span><text:span text:style-name="_32_24">t</text:span><text:span text:style-name="_37_1">h</text:span><text:span text:style-name="_31_34">e</text:span><text:span text:style-name="_31_51"> </text:span><text:span text:style-name="_34_1">q</text:span><text:span text:style-name="_31_11">u</text:span><text:span text:style-name="_32_25">e</text:span><text:span text:style-name="_34_4">s</text:span><text:span text:style-name="_31_40">t</text:span><text:span text:style-name="_32_18">i</text:span><text:span text:style-name="_37_2">o</text:span><text:span text:style-name="_39_6">n</text:span><text:span text:style-name="_31_74">,</text:span><text:span text:style-name="_31_"> </text:span><text:span text:style-name="_31_29">"</text:span><text:span text:style-name="_31_74">C</text:span><text:span text:style-name="_36_8">a</text:span><text:span text:style-name="_31_25">n</text:span><text:span text:style-name="_31_51"> </text:span><text:span text:style-name="_37_5">m</text:span><text:span text:style-name="_31_20">a</text:span><text:span text:style-name="_31_71">c</text:span><text:span text:style-name="_32_7">h</text:span><text:span text:style-name="_31_25">i</text:span><text:span text:style-name="_31_88">n</text:span><text:span text:style-name="_35_1">e</text:span><text:span text:style-name="_31_46">s</text:span><text:span text:style-name="_31_51"> </text:span><text:span text:style-name="_36_8">t</text:span><text:span text:style-name="_31_44">h</text:span><text:span text:style-name="_32_25">i</text:span><text:span text:style-name="_37_5">n</text:span><text:span text:style-name="_31_04">k</text:span><text:span text:style-name="_31_76">?</text:span><text:span text:style-name="_36_8">"</text:span><text:span text:style-name="_37_6"> </text:span><text:span text:style-name="_32_00">i</text:span><text:span text:style-name="_32_3">s</text:span><text:span text:style-name="_37_6"> </text:span><text:span text:style-name="_32_03">t</text:span><text:span text:style-name="_33_5">o</text:span><text:span text:style-name="_37_6"> </text:span><text:span text:style-name="_32_18">b</text:span><text:span text:style-name="_33_8">e</text:span><text:span text:style-name="_37_6"> </text:span><text:span text:style-name="_31_94">s</text:span><text:span text:style-name="_36_5">o</text:span><text:span text:style-name="_31_40">u</text:span><text:span text:style-name="_32_00">g</text:span><text:span text:style-name="_36_6">h</text:span><text:span text:style-name="_31_11">t</text:span><text:span text:style-name="_31_51"> </text:span><text:span text:style-name="_34_2">i</text:span><text:span text:style-name="_31_25">n</text:span><text:span text:style-name="_31_51"> </text:span><text:span text:style-name="_34_2">a</text:span><text:span text:style-name="_37_6"> </text:span><text:span text:style-name="_31_89">s</text:span><text:span text:style-name="_37_1">t</text:span><text:span text:style-name="_31_49">a</text:span><text:span text:style-name="_32_10">t</text:span><text:span text:style-name="_32_1">i</text:span><text:span text:style-name="_31_29">s</text:span><text:span text:style-name="_32_06">t</text:span><text:span text:style-name="_33_6">i</text:span><text:span text:style-name="_31_10">c</text:span><text:span text:style-name="_32_19">a</text:span><text:span text:style-name="_33_8">l</text:span><text:span text:style-name="_37_6"> </text:span><text:span text:style-name="_31_85">s</text:span><text:span text:style-name="_33_0">u</text:span><text:span text:style-name="_31_25">r</text:span><text:span text:style-name="_31_79">v</text:span><text:span text:style-name="_36_5">e</text:span><text:span text:style-name="_31_29">y</text:span><text:span text:style-name="_31_51"> </text:span><text:span text:style-name="_34_2">s</text:span><text:span text:style-name="_31_17">u</text:span><text:span text:style-name="_31_86">c</text:span><text:span text:style-name="_35_0">h</text:span><text:span text:style-name="_37_6"> </text:span><text:span text:style-name="_32_06">a</text:span><text:span text:style-name="_33_5">s</text:span><text:span text:style-name="_37_6"> </text:span><text:span text:style-name="_31_73">a</text:span><text:span text:style-name="_31_"> </text:span><text:span text:style-name="_31_10">G</text:span><text:span text:style-name="_32_19">a</text:span><text:span text:style-name="_36_6">l</text:span><text:span text:style-name="_31_17">l</text:span><text:span text:style-name="_32_07">u</text:span><text:span text:style-name="_37_2">p</text:span><text:span text:style-name="_37_6"> </text:span><text:span text:style-name="_32_25">p</text:span><text:span text:style-name="_32_4">o</text:span><text:span text:style-name="_31_19">l</text:span><text:span text:style-name="_31_91">l</text:span><text:span text:style-name="_33_5">.</text:span><text:span text:style-name="_37_6"> </text:span><text:span text:style-name="_31_76">B</text:span><text:span text:style-name="_35_3">u</text:span><text:span text:style-name="_31_32">t</text:span><text:span text:style-name="_31_51"> </text:span><text:span text:style-name="_32_9">t</text:span><text:span text:style-name="_31_44">h</text:span><text:span text:style-name="_31_77">i</text:span><text:span text:style-name="_32_9">s</text:span><text:span text:style-name="_37_6"> </text:span><text:span text:style-name="_31_89">i</text:span><text:span text:style-name="_36_8">s</text:span><text:span text:style-name="_37_6"> </text:span><text:span text:style-name="_31_74">a</text:span><text:span text:style-name="_32_1">b</text:span><text:span text:style-name="_39_6">s</text:span><text:span text:style-name="_32_18">u</text:span><text:span text:style-name="_32_4">r</text:span><text:span text:style-name="_31_14">d</text:span><text:span text:style-name="_32_19">.</text:span><text:span text:style-name="_31_"> </text:span><text:span text:style-name="_31_49">I</text:span><text:span text:style-name="_32_15">n</text:span><text:span text:style-name="_32_4">s</text:span><text:span text:style-name="_31_26">t</text:span><text:span text:style-name="_31_85">e</text:span><text:span text:style-name="_36_5">a</text:span><text:span text:style-name="_31_31">d</text:span><text:span text:style-name="_31_51"> </text:span><text:span text:style-name="_36_6">o</text:span><text:span text:style-name="_31_05">f</text:span><text:span text:style-name="_31_51"> </text:span><text:span text:style-name="_36_8">a</text:span><text:span text:style-name="_31_31">t</text:span><text:span text:style-name="_32_06">t</text:span><text:span text:style-name="_33_6">e</text:span><text:span text:style-name="_31_44">m</text:span><text:span text:style-name="_32_07">p</text:span><text:span text:style-name="_32_4">t</text:span><text:span text:style-name="_31_35">i</text:span><text:span text:style-name="_32_16">n</text:span><text:span text:style-name="_37_5">g</text:span><text:span text:style-name="_37_6"> </text:span><text:span text:style-name="_32_19">s</text:span><text:span text:style-name="_33_6">u</text:span><text:span text:style-name="_31_35">c</text:span><text:span text:style-name="_31_92">h</text:span><text:span text:style-name="_31_"> </text:span><text:span text:style-name="_31_34">a</text:span><text:span text:style-name="_31_51"> </text:span><text:span text:style-name="_37_2">d</text:span><text:span text:style-name="_39_9">e</text:span><text:span text:style-name="_31_70">f</text:span><text:span text:style-name="_32_7">i</text:span><text:span text:style-name="_31_31">n</text:span><text:span text:style-name="_31_70">i</text:span><text:span text:style-name="_37_2">t</text:span><text:span text:style-name="_31_40">i</text:span><text:span text:style-name="_31_80">o</text:span><text:span text:style-name="_36_6">n</text:span><text:span text:style-name="_37_6"> </text:span><text:span text:style-name="_32_10">I</text:span><text:span text:style-name="_31_"> </text:span><text:span text:style-name="_31_28">s</text:span><text:span text:style-name="_32_03">h</text:span><text:span text:style-name="_36_6">a</text:span><text:span text:style-name="_39_6">l</text:span><text:span text:style-name="_32_09">l</text:span><text:span text:style-name="_31_"> </text:span><text:span text:style-name="_31_01">r</text:span><text:span text:style-name="_31_76">e</text:span><text:span text:style-name="_35_4">p</text:span><text:span text:style-name="_31_25">l</text:span><text:span text:style-name="_31_92">a</text:span><text:span text:style-name="_33_5">c</text:span><text:span text:style-name="_31_50">e</text:span><text:span text:style-name="_31_51"> </text:span><text:span text:style-name="_37_4">t</text:span><text:span text:style-name="_31_29">h</text:span><text:span text:style-name="_32_10">e</text:span><text:span text:style-name="_31_"> </text:span><text:span text:style-name="_31_28">q</text:span><text:span text:style-name="_31_73">u</text:span><text:span text:style-name="_33_6">e</text:span><text:span text:style-name="_31_46">s</text:span><text:span text:style-name="_31_73">t</text:span><text:span text:style-name="_35_7">i</text:span><text:span text:style-name="_39_9">o</text:span><text:span text:style-name="_32_06">n</text:span><text:span text:style-name="_31_"> </text:span><text:span text:style-name="_31_35">b</text:span><text:span text:style-name="_31_89">y</text:span><text:span text:style-name="_31_"> </text:span><text:span text:style-name="_31_41">a</text:span><text:span text:style-name="_31_74">n</text:span><text:span text:style-name="_37_4">o</text:span><text:span text:style-name="_31_01">t</text:span><text:span text:style-name="_31_76">h</text:span><text:span text:style-name="_33_8">e</text:span><text:span text:style-name="_31_28">r</text:span><text:span text:style-name="_31_92">,</text:span><text:span text:style-name="_31_"> </text:span><text:span text:style-name="_31_43">w</text:span><text:span text:style-name="_31_85">h</text:span><text:span text:style-name="_32_4">i</text:span><text:span text:style-name="_31_25">c</text:span><text:span text:style-name="_31_71">h</text:span><text:span text:style-name="_31_"> </text:span><text:span text:style-name="_31_46">i</text:span><text:span text:style-name="_32_03">s</text:span><text:span text:style-name="_31_"> </text:span><text:span text:style-name="_31_35">c</text:span><text:span text:style-name="_31_92">l</text:span><text:span text:style-name="_36_9">o</text:span><text:span text:style-name="_31_14">s</text:span><text:span text:style-name="_31_94">e</text:span><text:span text:style-name="_36_5">l</text:span><text:span text:style-name="_39_6">y</text:span><text:span text:style-name="_31_51"> </text:span><text:span text:style-name="_35_1">r</text:span><text:span text:style-name="_31_49">e</text:span><text:span text:style-name="_32_24">l</text:span><text:span text:style-name="_32_6">a</text:span><text:span text:style-name="_39_5">t</text:span><text:span text:style-name="_31_71">e</text:span><text:span text:style-name="_36_8">d</text:span><text:span text:style-name="_37_6"> </text:span><text:span text:style-name="_32_21">t</text:span><text:span text:style-name="_35_0">o</text:span><text:span text:style-name="_37_6"> </text:span><text:span text:style-name="_32_06">i</text:span><text:span text:style-name="_32_4">t</text:span><text:span text:style-name="_37_6"> </text:span><text:span text:style-name="_32_15">a</text:span><text:span text:style-name="_37_4">n</text:span><text:span text:style-name="_31_50">d</text:span><text:span text:style-name="_31_51"> </text:span><text:span text:style-name="_35_6">i</text:span><text:span text:style-name="_31_49">s</text:span><text:span text:style-name="_31_51"> </text:span><text:span text:style-name="_33_5">e</text:span><text:span text:style-name="_31_40">x</text:span><text:span text:style-name="_32_21">p</text:span><text:span text:style-name="_35_1">r</text:span><text:span text:style-name="_31_26">e</text:span><text:span text:style-name="_32_16">s</text:span><text:span text:style-name="_33_0">s</text:span><text:span text:style-name="_31_43">e</text:span><text:span text:style-name="_31_71">d</text:span><text:span text:style-name="_31_"> </text:span><text:span text:style-name="_39_9">i</text:span><text:span text:style-name="_32_16">n</text:span><text:span text:style-name="_31_"> </text:span><text:span text:style-name="_31_35">r</text:span><text:span text:style-name="_31_71">e</text:span><text:span text:style-name="_35_1">l</text:span><text:span text:style-name="_31_47">a</text:span><text:span text:style-name="_31_70">t</text:span><text:span text:style-name="_32_1">i</text:span><text:span text:style-name="_31_35">v</text:span><text:span text:style-name="_31_86">e</text:span><text:span text:style-name="_32_0">l</text:span><text:span text:style-name="_31_13">y</text:span><text:span text:style-name="_31_51"> </text:span><text:span text:style-name="_32_0">u</text:span><text:span text:style-name="_31_04">n</text:span><text:span text:style-name="_31_77">a</text:span><text:span text:style-name="_36_6">m</text:span><text:span text:style-name="_31_02">b</text:span><text:span text:style-name="_31_76">i</text:span><text:span text:style-name="_34_1">g</text:span><text:span text:style-name="_31_26">u</text:span><text:span text:style-name="_31_71">o</text:span><text:span text:style-name="_33_9">u</text:span><text:span text:style-name="_39_9">s</text:span><text:span text:style-name="_31_51"> </text:span><text:span text:style-name="_35_1">w</text:span><text:span text:style-name="_31_16">o</text:span><text:span text:style-name="_31_79">r</text:span><text:span text:style-name="_34_2">d</text:span><text:span text:style-name="_31_50">s</text:span><text:span text:style-name="_31_85">.</text:span></text:p>
      <text:p text:style-name="P1"><text:span text:style-name="_37_5">T</text:span><text:span text:style-name="_31_35">h</text:span><text:span text:style-name="_31_92">e</text:span><text:span text:style-name="_31_"> </text:span><text:span text:style-name="_31_14">n</text:span><text:span text:style-name="_32_07">e</text:span><text:span text:style-name="_35_7">w</text:span><text:span text:style-name="_37_6"> </text:span><text:span text:style-name="_31_70">f</text:span><text:span text:style-name="_33_5">o</text:span><text:span text:style-name="_31_28">r</text:span><text:span text:style-name="_32_04">m</text:span><text:span text:style-name="_31_"> </text:span><text:span text:style-name="_39_8">o</text:span><text:span text:style-name="_32_19">f</text:span><text:span text:style-name="_31_"> </text:span><text:span text:style-name="_31_41">t</text:span><text:span text:style-name="_31_74">h</text:span><text:span text:style-name="_34_1">e</text:span><text:span text:style-name="_37_6"> </text:span><text:span text:style-name="_32_07">p</text:span><text:span text:style-name="_32_7">r</text:span><text:span text:style-name="_31_10">o</text:span><text:span text:style-name="_32_10">b</text:span><text:span text:style-name="_32_9">l</text:span><text:span text:style-name="_31_31">e</text:span><text:span text:style-name="_32_04">m</text:span><text:span text:style-name="_31_"> </text:span><text:span text:style-name="_31_34">c</text:span><text:span text:style-name="_31_77">a</text:span><text:span text:style-name="_36_9">n</text:span><text:span text:style-name="_37_6"> </text:span><text:span text:style-name="_31_79">b</text:span><text:span text:style-name="_35_7">e</text:span><text:span text:style-name="_37_6"> </text:span><text:span text:style-name="_31_74">d</text:span><text:span text:style-name="_32_4">e</text:span><text:span text:style-name="_31_34">s</text:span><text:span text:style-name="_31_77">c</text:span><text:span text:style-name="_35_1">r</text:span><text:span text:style-name="_31_28">i</text:span><text:span text:style-name="_31_70">b</text:span><text:span text:style-name="_35_3">e</text:span><text:span text:style-name="_31_35">d</text:span><text:span text:style-name="_31_51"> </text:span><text:span text:style-name="_37_5">i</text:span><text:span text:style-name="_31_14">n</text:span><text:span text:style-name="_31_51"> </text:span><text:span text:style-name="_34_4">t</text:span><text:span text:style-name="_31_34">e</text:span><text:span text:style-name="_31_85">r</text:span><text:span text:style-name="_37_2">m</text:span><text:span text:style-name="_39_6">s</text:span><text:span text:style-name="_31_51"> </text:span><text:span text:style-name="_37_5">o</text:span><text:span text:style-name="_31_40">f</text:span><text:span text:style-name="_31_51"> </text:span><text:span text:style-name="_35_6">a</text:span><text:span text:style-name="_37_6"> </text:span><text:span text:style-name="_31_89">g</text:span><text:span text:style-name="_33_8">a</text:span><text:span text:style-name="_31_35">m</text:span><text:span text:style-name="_31_88">e</text:span><text:span text:style-name="_31_"> </text:span><text:span text:style-name="_31_32">w</text:span><text:span text:style-name="_31_73">h</text:span><text:span text:style-name="_36_6">i</text:span><text:span text:style-name="_31_34">c</text:span><text:span text:style-name="_32_24">h</text:span><text:span text:style-name="_31_"> </text:span><text:span text:style-name="_31_19">w</text:span><text:span text:style-name="_32_07">e</text:span><text:span text:style-name="_31_"> </text:span><text:span text:style-name="_31_17">c</text:span><text:span text:style-name="_31_73">a</text:span><text:span text:style-name="_34_4">l</text:span><text:span text:style-name="_31_34">l</text:span><text:span text:style-name="_31_51"> </text:span><text:span text:style-name="_33_9">t</text:span><text:span text:style-name="_39_6">h</text:span><text:span text:style-name="_32_21">e</text:span><text:span text:style-name="_31_"> </text:span><text:span text:style-name="_31_34">'</text:span><text:span text:style-name="_32_06">i</text:span><text:span text:style-name="_37_4">m</text:span><text:span text:style-name="_31_46">i</text:span><text:span text:style-name="_32_25">t</text:span><text:span text:style-name="_37_1">a</text:span><text:span text:style-name="_31_31">t</text:span><text:span text:style-name="_32_15">i</text:span><text:span text:style-name="_33_8">o</text:span><text:span text:style-name="_31_10">n</text:span><text:span text:style-name="_31_51"> </text:span><text:span text:style-name="_37_2">g</text:span><text:span text:style-name="_31_40">a</text:span><text:span text:style-name="_32_03">m</text:span><text:span text:style-name="_36_5">e</text:span><text:span text:style-name="_31_46">.</text:span><text:span text:style-name="_31_73">"</text:span><text:span text:style-name="_31_"> </text:span><text:span text:style-name="_31_49">I</text:span><text:span text:style-name="_32_01">t</text:span><text:span text:style-name="_31_"> </text:span><text:span text:style-name="_31_14">i</text:span><text:span text:style-name="_32_03">s</text:span><text:span text:style-name="_31_"> </text:span><text:span text:style-name="_31_43">p</text:span><text:span text:style-name="_32_21">l</text:span><text:span text:style-name="_34_2">a</text:span><text:span text:style-name="_31_47">y</text:span><text:span text:style-name="_32_00">e</text:span><text:span text:style-name="_35_6">d</text:span><text:span text:style-name="_37_6"> </text:span><text:span text:style-name="_32_09">w</text:span><text:span text:style-name="_34_4">i</text:span><text:span text:style-name="_31_31">t</text:span><text:span text:style-name="_31_73">h</text:span><text:span text:style-name="_31_"> </text:span><text:span text:style-name="_31_11">t</text:span><text:span text:style-name="_31_74">h</text:span><text:span text:style-name="_35_9">r</text:span><text:span text:style-name="_31_16">e</text:span><text:span text:style-name="_32_19">e</text:span><text:span text:style-name="_31_"> </text:span><text:span text:style-name="_31_31">p</text:span><text:span text:style-name="_32_06">e</text:span><text:span text:style-name="_35_6">o</text:span><text:span text:style-name="_31_31">p</text:span><text:span text:style-name="_31_91">l</text:span><text:span text:style-name="_34_1">e</text:span><text:span text:style-name="_31_25">,</text:span><text:span text:style-name="_31_51"> </text:span><text:span text:style-name="_35_1">a</text:span><text:span text:style-name="_37_6"> </text:span><text:span text:style-name="_32_18">m</text:span><text:span text:style-name="_35_1">a</text:span><text:span text:style-name="_31_04">n</text:span><text:span text:style-name="_31_51"> </text:span><text:span text:style-name="_32_9">(</text:span><text:span text:style-name="_31_32">A</text:span><text:span text:style-name="_31_71">)</text:span><text:span text:style-name="_34_1">,</text:span><text:span text:style-name="_37_6"> </text:span><text:span text:style-name="_31_76">a</text:span><text:span text:style-name="_31_"> </text:span><text:span text:style-name="_31_44">w</text:span><text:span text:style-name="_31_86">o</text:span><text:span text:style-name="_34_1">m</text:span><text:span text:style-name="_31_40">a</text:span><text:span text:style-name="_31_74">n</text:span><text:span text:style-name="_31_"> </text:span><text:span text:style-name="_31_10">(</text:span><text:span text:style-name="_31_86">B</text:span><text:span text:style-name="_35_7">)</text:span><text:span text:style-name="_31_41">,</text:span><text:span text:style-name="_31_51"> </text:span><text:span text:style-name="_33_9">a</text:span><text:span text:style-name="_31_41">n</text:span><text:span text:style-name="_32_22">d</text:span><text:span text:style-name="_31_"> </text:span><text:span text:style-name="_31_34">a</text:span><text:span text:style-name="_32_09">n</text:span><text:span text:style-name="_31_"> </text:span><text:span text:style-name="_31_02">i</text:span><text:span text:style-name="_32_21">n</text:span><text:span text:style-name="_35_0">t</text:span><text:span text:style-name="_31_35">e</text:span><text:span text:style-name="_31_91">r</text:span><text:span text:style-name="_32_1">r</text:span><text:span text:style-name="_31_05">o</text:span><text:span text:style-name="_32_00">g</text:span><text:span text:style-name="_35_1">a</text:span><text:span text:style-name="_31_14">t</text:span><text:span text:style-name="_31_71">o</text:span><text:span text:style-name="_37_5">r</text:span><text:span text:style-name="_37_6"> </text:span><text:span text:style-name="_32_07">(</text:span><text:span text:style-name="_34_1">C</text:span><text:span text:style-name="_31_31">)</text:span><text:span text:style-name="_31_51"> </text:span><text:span text:style-name="_36_5">w</text:span><text:span text:style-name="_31_17">h</text:span><text:span text:style-name="_32_03">o</text:span><text:span text:style-name="_31_"> </text:span><text:span text:style-name="_31_19">m</text:span><text:span text:style-name="_32_22">a</text:span><text:span text:style-name="_36_8">y</text:span><text:span text:style-name="_37_6"> </text:span><text:span text:style-name="_31_91">b</text:span><text:span text:style-name="_35_3">e</text:span><text:span text:style-name="_37_6"> </text:span><text:span text:style-name="_31_94">o</text:span><text:span text:style-name="_33_6">f</text:span><text:span text:style-name="_37_6"> </text:span><text:span text:style-name="_32_01">e</text:span><text:span text:style-name="_35_7">i</text:span><text:span text:style-name="_39_5">t</text:span><text:span text:style-name="_32_00">h</text:span><text:span text:style-name="_37_4">e</text:span><text:span text:style-name="_31_34">r</text:span><text:span text:style-name="_31_51"> </text:span><text:span text:style-name="_32_9">s</text:span><text:span text:style-name="_31_17">e</text:span><text:span text:style-name="_31_89">x</text:span><text:span text:style-name="_33_9">.</text:span><text:span text:style-name="_37_6"> </text:span><text:span text:style-name="_32_19">T</text:span><text:span text:style-name="_34_5">h</text:span><text:span text:style-name="_31_01">e</text:span><text:span text:style-name="_31_51"> </text:span><text:span text:style-name="_35_9">i</text:span><text:span text:style-name="_31_41">n</text:span><text:span text:style-name="_32_18">t</text:span><text:span text:style-name="_33_6">e</text:span><text:span text:style-name="_31_40">r</text:span><text:span text:style-name="_32_22">r</text:span><text:span text:style-name="_36_5">o</text:span><text:span text:style-name="_31_10">g</text:span><text:span text:style-name="_32_24">a</text:span><text:span text:style-name="_36_6">t</text:span><text:span text:style-name="_31_02">o</text:span><text:span text:style-name="_31_92">r</text:span><text:span text:style-name="_31_"> </text:span><text:span text:style-name="_31_02">s</text:span><text:span text:style-name="_31_86">t</text:span><text:span text:style-name="_33_5">a</text:span><text:span text:style-name="_31_29">y</text:span><text:span text:style-name="_32_24">s</text:span><text:span text:style-name="_31_"> </text:span><text:span text:style-name="_31_05">i</text:span><text:span text:style-name="_32_03">n</text:span><text:span text:style-name="_31_"> </text:span><text:span text:style-name="_31_32">a</text:span><text:span text:style-name="_31_51"> </text:span><text:span text:style-name="_33_9">r</text:span><text:span text:style-name="_31_01">o</text:span><text:span text:style-name="_32_07">o</text:span><text:span text:style-name="_36_6">m</text:span><text:span text:style-name="_37_6"> </text:span><text:span text:style-name="_32_24">a</text:span><text:span text:style-name="_32_4">p</text:span><text:span text:style-name="_31_10">a</text:span><text:span text:style-name="_31_85">r</text:span><text:span text:style-name="_36_6">t</text:span><text:span text:style-name="_37_6"> </text:span><text:span text:style-name="_32_07">f</text:span><text:span text:style-name="_35_3">r</text:span><text:span text:style-name="_31_50">o</text:span><text:span text:style-name="_32_21">n</text:span><text:span text:style-name="_37_4">t</text:span><text:span text:style-name="_37_6"> </text:span><text:span text:style-name="_32_19">t</text:span><text:span text:style-name="_35_6">h</text:span><text:span text:style-name="_31_32">e</text:span><text:span text:style-name="_31_51"> </text:span><text:span text:style-name="_36_8">o</text:span><text:span text:style-name="_31_50">t</text:span><text:span text:style-name="_31_70">h</text:span><text:span text:style-name="_37_4">e</text:span><text:span text:style-name="_31_34">r</text:span><text:span text:style-name="_31_51"> </text:span><text:span text:style-name="_35_4">t</text:span><text:span text:style-name="_39_6">w</text:span><text:span text:style-name="_32_10">o</text:span><text:span text:style-name="_32_6">.</text:span><text:span text:style-name="_37_6"> </text:span><text:span text:style-name="_32_25">T</text:span><text:span text:style-name="_36_5">h</text:span><text:span text:style-name="_31_16">e</text:span><text:span text:style-name="_31_51"> </text:span><text:span text:style-name="_32_0">o</text:span><text:span text:style-name="_31_05">b</text:span><text:span text:style-name="_32_07">j</text:span><text:span text:style-name="_37_1">e</text:span><text:span text:style-name="_31_04">c</text:span><text:span text:style-name="_32_09">t</text:span><text:span text:style-name="_31_"> </text:span><text:span text:style-name="_31_01">o</text:span><text:span text:style-name="_32_06">f</text:span><text:span text:style-name="_31_"> </text:span><text:span text:style-name="_31_41">t</text:span><text:span text:style-name="_31_92">h</text:span><text:span text:style-name="_33_5">e</text:span><text:span text:style-name="_37_6"> </text:span><text:span text:style-name="_32_04">g</text:span><text:span text:style-name="_36_9">a</text:span><text:span text:style-name="_31_29">m</text:span><text:span text:style-name="_32_22">e</text:span><text:span text:style-name="_31_"> </text:span><text:span text:style-name="_39_9">f</text:span><text:span text:style-name="_31_91">o</text:span><text:span text:style-name="_35_4">r</text:span><text:span text:style-name="_37_6"> </text:span><text:span text:style-name="_31_79">t</text:span><text:span text:style-name="_36_9">h</text:span><text:span text:style-name="_31_49">e</text:span><text:span text:style-name="_31_51"> </text:span><text:span text:style-name="_36_8">i</text:span><text:span text:style-name="_31_46">n</text:span><text:span text:style-name="_31_88">t</text:span><text:span text:style-name="_35_7">e</text:span><text:span text:style-name="_39_8">r</text:span><text:span text:style-name="_32_06">r</text:span><text:span text:style-name="_36_9">o</text:span><text:span text:style-name="_39_5">g</text:span><text:span text:style-name="_31_70">a</text:span><text:span text:style-name="_32_7">t</text:span><text:span text:style-name="_31_31">o</text:span><text:span text:style-name="_32_09">r</text:span><text:span text:style-name="_31_"> </text:span><text:span text:style-name="_31_28">i</text:span><text:span text:style-name="_32_09">s</text:span><text:span text:style-name="_31_"> </text:span><text:span text:style-name="_31_43">t</text:span><text:span text:style-name="_31_94">o</text:span><text:span text:style-name="_31_"> </text:span><text:span text:style-name="_31_17">d</text:span><text:span text:style-name="_31_79">e</text:span><text:span text:style-name="_36_0">t</text:span><text:span text:style-name="_31_26">e</text:span><text:span text:style-name="_32_04">r</text:span><text:span text:style-name="_32_7">m</text:span><text:span text:style-name="_31_49">i</text:span><text:span text:style-name="_32_10">n</text:span><text:span text:style-name="_36_8">e</text:span><text:span text:style-name="_37_6"> </text:span><text:span text:style-name="_32_22">w</text:span><text:span text:style-name="_33_9">h</text:span><text:span text:style-name="_31_20">i</text:span><text:span text:style-name="_31_86">c</text:span><text:span text:style-name="_37_2">h</text:span><text:span text:style-name="_37_6"> </text:span><text:span text:style-name="_32_18">o</text:span><text:span text:style-name="_33_6">f</text:span><text:span text:style-name="_37_6"> </text:span><text:span text:style-name="_31_70">t</text:span><text:span text:style-name="_34_2">h</text:span><text:span text:style-name="_31_01">e</text:span><text:span text:style-name="_31_51"> </text:span><text:span text:style-name="_32_4">o</text:span><text:span text:style-name="_31_32">t</text:span><text:span text:style-name="_32_00">h</text:span><text:span text:style-name="_37_2">e</text:span><text:span text:style-name="_39_8">r</text:span><text:span text:style-name="_31_51"> </text:span><text:span text:style-name="_37_5">t</text:span><text:span text:style-name="_31_47">w</text:span><text:span text:style-name="_31_88">o</text:span><text:span text:style-name="_31_"> </text:span><text:span text:style-name="_31_16">i</text:span><text:span text:style-name="_32_04">s</text:span><text:span text:style-name="_31_"> </text:span><text:span text:style-name="_31_11">t</text:span><text:span text:style-name="_31_94">h</text:span><text:span text:style-name="_33_8">e</text:span><text:span text:style-name="_37_6"> </text:span><text:span text:style-name="_31_80">m</text:span><text:span text:style-name="_32_4">a</text:span><text:span text:style-name="_31_02">n</text:span><text:span text:style-name="_31_51"> </text:span><text:span text:style-name="_32_0">a</text:span><text:span text:style-name="_31_35">n</text:span><text:span text:style-name="_31_91">d</text:span><text:span text:style-name="_31_"> </text:span><text:span text:style-name="_31_43">w</text:span><text:span text:style-name="_32_24">h</text:span><text:span text:style-name="_35_3">i</text:span><text:span text:style-name="_31_49">c</text:span><text:span text:style-name="_31_94">h</text:span><text:span text:style-name="_31_"> </text:span><text:span text:style-name="_31_20">i</text:span><text:span text:style-name="_31_86">s</text:span><text:span text:style-name="_31_"> </text:span><text:span text:style-name="_31_32">t</text:span><text:span text:style-name="_31_70">h</text:span><text:span text:style-name="_32_0">e</text:span><text:span text:style-name="_37_6"> </text:span><text:span text:style-name="_31_71">w</text:span><text:span text:style-name="_36_0">o</text:span><text:span text:style-name="_31_34">m</text:span><text:span text:style-name="_32_01">a</text:span><text:span text:style-name="_33_5">n</text:span><text:span text:style-name="_31_13">.</text:span><text:span text:style-name="_31_51"> </text:span><text:span text:style-name="_35_0">H</text:span><text:span text:style-name="_31_20">e</text:span><text:span text:style-name="_31_51"> </text:span><text:span text:style-name="_35_0">k</text:span><text:span text:style-name="_31_26">n</text:span><text:span text:style-name="_32_24">o</text:span><text:span text:style-name="_34_2">w</text:span><text:span text:style-name="_31_29">s</text:span><text:span text:style-name="_31_51"> </text:span><text:span text:style-name="_33_0">t</text:span><text:span text:style-name="_31_40">h</text:span><text:span text:style-name="_32_10">e</text:span><text:span text:style-name="_32_9">m</text:span><text:span text:style-name="_37_6"> </text:span><text:span text:style-name="_31_73">b</text:span><text:span text:style-name="_33_6">y</text:span><text:span text:style-name="_37_6"> </text:span><text:span text:style-name="_31_92">l</text:span><text:span text:style-name="_37_2">a</text:span><text:span text:style-name="_39_8">b</text:span><text:span text:style-name="_32_09">e</text:span><text:span text:style-name="_36_9">l</text:span><text:span text:style-name="_31_44">s</text:span><text:span text:style-name="_31_51"> </text:span><text:span text:style-name="_34_4">X</text:span><text:span text:style-name="_37_6"> </text:span><text:span text:style-name="_32_21">a</text:span><text:span text:style-name="_33_5">n</text:span><text:span text:style-name="_31_05">d</text:span><text:span text:style-name="_31_51"> </text:span><text:span text:style-name="_35_6">Y</text:span><text:span text:style-name="_31_43">,</text:span><text:span text:style-name="_31_51"> </text:span><text:span text:style-name="_32_0">a</text:span><text:span text:style-name="_39_6">n</text:span><text:span text:style-name="_31_77">d</text:span><text:span text:style-name="_31_"> </text:span><text:span text:style-name="_31_43">a</text:span><text:span text:style-name="_31_91">t</text:span><text:span text:style-name="_31_"> </text:span><text:span text:style-name="_31_25">t</text:span><text:span text:style-name="_32_25">h</text:span><text:span text:style-name="_34_4">e</text:span><text:span text:style-name="_37_6"> </text:span><text:span text:style-name="_32_16">e</text:span><text:span text:style-name="_35_3">n</text:span><text:span text:style-name="_31_05">d</text:span><text:span text:style-name="_31_51"> </text:span><text:span text:style-name="_36_0">o</text:span><text:span text:style-name="_31_44">f</text:span><text:span text:style-name="_31_51"> </text:span><text:span text:style-name="_36_5">t</text:span><text:span text:style-name="_31_16">h</text:span><text:span text:style-name="_32_10">e</text:span><text:span text:style-name="_31_"> </text:span><text:span text:style-name="_31_46">g</text:span><text:span text:style-name="_32_03">a</text:span><text:span text:style-name="_35_6">m</text:span><text:span text:style-name="_31_14">e</text:span><text:span text:style-name="_31_51"> </text:span><text:span text:style-name="_37_1">h</text:span><text:span text:style-name="_31_50">e</text:span><text:span text:style-name="_31_51"> </text:span><text:span text:style-name="_33_0">s</text:span><text:span text:style-name="_39_9">a</text:span><text:span text:style-name="_31_91">y</text:span><text:span text:style-name="_34_2">s</text:span><text:span text:style-name="_37_6"> </text:span><text:span text:style-name="_32_15">e</text:span><text:span text:style-name="_37_4">i</text:span><text:span text:style-name="_31_32">t</text:span><text:span text:style-name="_31_86">h</text:span><text:span text:style-name="_35_3">e</text:span><text:span text:style-name="_31_19">r</text:span><text:span text:style-name="_31_51"> </text:span><text:span text:style-name="_32_4">"</text:span><text:span text:style-name="_31_29">X</text:span><text:span text:style-name="_31_51"> </text:span><text:span text:style-name="_32_0">i</text:span><text:span text:style-name="_31_43">s</text:span><text:span text:style-name="_31_51"> </text:span><text:span text:style-name="_33_8">A</text:span><text:span text:style-name="_37_6"> </text:span><text:span text:style-name="_31_76">a</text:span><text:span text:style-name="_35_3">n</text:span><text:span text:style-name="_31_13">d</text:span><text:span text:style-name="_31_51"> </text:span><text:span text:style-name="_32_4">Y</text:span><text:span text:style-name="_37_6"> </text:span><text:span text:style-name="_32_09">i</text:span><text:span text:style-name="_35_1">s</text:span><text:span text:style-name="_37_6"> </text:span><text:span text:style-name="_32_01">B</text:span><text:span text:style-name="_32_9">"</text:span><text:span text:style-name="_37_6"> </text:span><text:span text:style-name="_32_01">o</text:span><text:span text:style-name="_35_7">r</text:span><text:span text:style-name="_37_6"> </text:span><text:span text:style-name="_31_91">"</text:span><text:span text:style-name="_36_6">X</text:span><text:span text:style-name="_37_6"> </text:span><text:span text:style-name="_32_22">i</text:span><text:span text:style-name="_35_1">s</text:span><text:span text:style-name="_37_6"> </text:span><text:span text:style-name="_31_86">B</text:span><text:span text:style-name="_31_"> </text:span><text:span text:style-name="_31_29">a</text:span><text:span text:style-name="_31_92">n</text:span><text:span text:style-name="_33_8">d</text:span><text:span text:style-name="_37_6"> </text:span><text:span text:style-name="_32_22">Y</text:span><text:span text:style-name="_31_"> </text:span><text:span text:style-name="_31_01">i</text:span><text:span text:style-name="_31_80">s</text:span><text:span text:style-name="_31_"> </text:span><text:span text:style-name="_39_5">A</text:span><text:span text:style-name="_32_00">.</text:span><text:span text:style-name="_35_6">"</text:span><text:span text:style-name="_37_6"> </text:span><text:span text:style-name="_32_25">T</text:span><text:span text:style-name="_36_5">h</text:span><text:span text:style-name="_31_49">e</text:span><text:span text:style-name="_31_51"> </text:span><text:span text:style-name="_32_9">i</text:span><text:span text:style-name="_31_02">n</text:span><text:span text:style-name="_32_18">t</text:span><text:span text:style-name="_33_9">e</text:span><text:span text:style-name="_31_25">r</text:span><text:span text:style-name="_32_22">r</text:span><text:span text:style-name="_36_0">o</text:span><text:span text:style-name="_31_16">g</text:span><text:span text:style-name="_32_06">a</text:span><text:span text:style-name="_37_4">t</text:span><text:span text:style-name="_31_05">o</text:span><text:span text:style-name="_31_95">r</text:span><text:span text:style-name="_31_"> </text:span><text:span text:style-name="_31_32">i</text:span><text:span text:style-name="_31_86">s</text:span><text:span text:style-name="_31_"> </text:span><text:span text:style-name="_31_16">a</text:span><text:span text:style-name="_31_73">l</text:span><text:span text:style-name="_33_6">l</text:span><text:span text:style-name="_39_6">o</text:span><text:span text:style-name="_32_24">w</text:span><text:span text:style-name="_36_9">e</text:span><text:span text:style-name="_31_19">d</text:span><text:span text:style-name="_31_51"> </text:span><text:span text:style-name="_32_9">t</text:span><text:span text:style-name="_31_31">o</text:span><text:span text:style-name="_31_51"> </text:span><text:span text:style-name="_35_0">p</text:span><text:span text:style-name="_39_9">u</text:span><text:span text:style-name="_31_70">t</text:span><text:span text:style-name="_31_"> </text:span><text:span text:style-name="_31_26">q</text:span><text:span text:style-name="_32_01">u</text:span><text:span text:style-name="_34_2">e</text:span><text:span text:style-name="_31_11">s</text:span><text:span text:style-name="_31_92">t</text:span><text:span text:style-name="_36_9">i</text:span><text:span text:style-name="_31_46">o</text:span><text:span text:style-name="_31_94">n</text:span><text:span text:style-name="_32_0">s</text:span><text:span text:style-name="_37_6"> </text:span><text:span text:style-name="_32_09">t</text:span><text:span text:style-name="_37_4">o</text:span><text:span text:style-name="_37_6"> </text:span><text:span text:style-name="_32_06">A</text:span><text:span text:style-name="_31_"> </text:span><text:span text:style-name="_31_04">a</text:span><text:span text:style-name="_31_74">n</text:span><text:span text:style-name="_32_1">d</text:span><text:span text:style-name="_37_6"> </text:span><text:span text:style-name="_32_19">B</text:span><text:span text:style-name="_31_"> </text:span><text:span text:style-name="_31_31">t</text:span><text:span text:style-name="_31_80">h</text:span><text:span text:style-name="_32_6">u</text:span><text:span text:style-name="_31_46">s</text:span><text:span text:style-name="_31_88">:</text:span></text:p>
      <text:p text:style-name="P1"><text:span text:style-name="_35_1">C</text:span><text:span text:style-name="_31_04">:</text:span><text:span text:style-name="_31_51"> </text:span><text:span text:style-name="_33_5">W</text:span><text:span text:style-name="_31_43">i</text:span><text:span text:style-name="_31_70">l</text:span><text:span text:style-name="_36_8">l</text:span><text:span text:style-name="_37_6"> </text:span><text:span text:style-name="_32_06">X</text:span><text:span text:style-name="_31_"> </text:span><text:span text:style-name="_31_31">p</text:span><text:span text:style-name="_32_09">l</text:span><text:span text:style-name="_33_8">e</text:span><text:span text:style-name="_31_05">a</text:span><text:span text:style-name="_32_15">s</text:span><text:span text:style-name="_33_9">e</text:span><text:span text:style-name="_37_6"> </text:span><text:span text:style-name="_31_91">t</text:span><text:span text:style-name="_32_4">e</text:span><text:span text:style-name="_31_35">l</text:span><text:span text:style-name="_31_94">l</text:span><text:span text:style-name="_31_"> </text:span><text:span text:style-name="_31_04">m</text:span><text:span text:style-name="_31_89">e</text:span><text:span text:style-name="_31_"> </text:span><text:span text:style-name="_31_02">t</text:span><text:span text:style-name="_32_04">h</text:span><text:span text:style-name="_37_1">e</text:span><text:span text:style-name="_37_6"> </text:span><text:span text:style-name="_31_70">l</text:span><text:span text:style-name="_33_9">e</text:span><text:span text:style-name="_39_6">n</text:span><text:span text:style-name="_31_71">g</text:span><text:span text:style-name="_33_8">t</text:span><text:span text:style-name="_31_43">h</text:span><text:span text:style-name="_31_51"> </text:span><text:span text:style-name="_35_9">o</text:span><text:span text:style-name="_39_8">f</text:span><text:span text:style-name="_31_51"> </text:span><text:span text:style-name="_36_6">h</text:span><text:span text:style-name="_31_20">i</text:span><text:span text:style-name="_31_79">s</text:span><text:span text:style-name="_31_"> </text:span><text:span text:style-name="_31_13">o</text:span><text:span text:style-name="_31_89">r</text:span><text:span text:style-name="_31_"> </text:span><text:span text:style-name="_31_41">h</text:span><text:span text:style-name="_32_07">e</text:span><text:span text:style-name="_32_0">r</text:span><text:span text:style-name="_37_6"> </text:span><text:span text:style-name="_32_16">h</text:span><text:span text:style-name="_34_1">a</text:span><text:span text:style-name="_31_46">i</text:span><text:span text:style-name="_31_70">r</text:span><text:span text:style-name="_33_6">?</text:span></text:p>
      <text:p text:style-name="P1"><text:span text:style-name="_35_4">N</text:span><text:span text:style-name="_31_26">o</text:span><text:span text:style-name="_31_77">w</text:span><text:span text:style-name="_31_"> </text:span><text:span text:style-name="_39_6">s</text:span><text:span text:style-name="_31_88">u</text:span><text:span text:style-name="_33_8">p</text:span><text:span text:style-name="_31_17">p</text:span><text:span text:style-name="_31_79">o</text:span><text:span text:style-name="_35_4">s</text:span><text:span text:style-name="_39_6">e</text:span><text:span text:style-name="_31_51"> </text:span><text:span text:style-name="_32_6">X</text:span><text:span text:style-name="_37_6"> </text:span><text:span text:style-name="_32_00">i</text:span><text:span text:style-name="_32_7">s</text:span><text:span text:style-name="_37_6"> </text:span><text:span text:style-name="_32_09">a</text:span><text:span text:style-name="_34_1">c</text:span><text:span text:style-name="_31_10">t</text:span><text:span text:style-name="_32_10">u</text:span><text:span text:style-name="_35_0">a</text:span><text:span text:style-name="_31_02">l</text:span><text:span text:style-name="_32_18">l</text:span><text:span text:style-name="_35_0">y</text:span><text:span text:style-name="_37_6"> </text:span><text:span text:style-name="_31_71">A</text:span><text:span text:style-name="_34_1">,</text:span><text:span text:style-name="_37_6"> </text:span><text:span text:style-name="_32_19">t</text:span><text:span text:style-name="_33_0">h</text:span><text:span text:style-name="_31_16">e</text:span><text:span text:style-name="_32_03">n</text:span><text:span text:style-name="_31_"> </text:span><text:span text:style-name="_31_50">A</text:span><text:span text:style-name="_31_51"> </text:span><text:span text:style-name="_33_9">m</text:span><text:span text:style-name="_31_16">u</text:span><text:span text:style-name="_31_77">s</text:span><text:span text:style-name="_37_5">t</text:span><text:span text:style-name="_37_6"> </text:span><text:span text:style-name="_32_24">a</text:span><text:span text:style-name="_33_5">n</text:span><text:span text:style-name="_31_32">s</text:span><text:span text:style-name="_32_22">w</text:span><text:span text:style-name="_32_6">e</text:span><text:span text:style-name="_31_46">r</text:span><text:span text:style-name="_31_77">.</text:span><text:span text:style-name="_31_"> </text:span><text:span text:style-name="_31_19">I</text:span><text:span text:style-name="_31_71">t</text:span><text:span text:style-name="_31_"> </text:span><text:span text:style-name="_31_50">i</text:span><text:span text:style-name="_31_94">s</text:span><text:span text:style-name="_31_"> </text:span><text:span text:style-name="_31_47">A</text:span><text:span text:style-name="_32_01">'</text:span><text:span text:style-name="_33_6">s</text:span><text:span text:style-name="_37_6"> </text:span><text:span text:style-name="_31_70">o</text:span><text:span text:style-name="_32_4">b</text:span><text:span text:style-name="_31_01">j</text:span><text:span text:style-name="_31_86">e</text:span><text:span text:style-name="_36_6">c</text:span><text:span text:style-name="_31_28">t</text:span><text:span text:style-name="_31_51"> </text:span><text:span text:style-name="_32_7">i</text:span><text:span text:style-name="_31_43">n</text:span><text:span text:style-name="_31_51"> </text:span><text:span text:style-name="_34_5">t</text:span><text:span text:style-name="_39_5">h</text:span><text:span text:style-name="_31_70">e</text:span><text:span text:style-name="_31_"> </text:span><text:span text:style-name="_31_02">g</text:span><text:span text:style-name="_31_74">a</text:span><text:span text:style-name="_36_9">m</text:span><text:span text:style-name="_31_20">e</text:span><text:span text:style-name="_31_51"> </text:span><text:span text:style-name="_34_4">t</text:span><text:span text:style-name="_31_13">o</text:span><text:span text:style-name="_31_51"> </text:span><text:span text:style-name="_36_0">t</text:span><text:span text:style-name="_31_46">r</text:span><text:span text:style-name="_32_04">y</text:span><text:span text:style-name="_31_"> </text:span><text:span text:style-name="_31_40">a</text:span><text:span text:style-name="_31_71">n</text:span><text:span text:style-name="_32_1">d</text:span><text:span text:style-name="_37_6"> </text:span><text:span text:style-name="_32_00">c</text:span><text:span text:style-name="_34_2">a</text:span><text:span text:style-name="_39_8">u</text:span><text:span text:style-name="_32_06">s</text:span><text:span text:style-name="_33_0">e</text:span><text:span text:style-name="_37_6"> </text:span><text:span text:style-name="_31_79">C</text:span><text:span text:style-name="_31_"> </text:span><text:span text:style-name="_31_20">t</text:span><text:span text:style-name="_31_74">o</text:span><text:span text:style-name="_31_"> </text:span><text:span text:style-name="_31_49">m</text:span><text:span text:style-name="_32_25">a</text:span><text:span text:style-name="_35_1">k</text:span><text:span text:style-name="_31_31">e</text:span><text:span text:style-name="_31_51"> </text:span><text:span text:style-name="_33_5">t</text:span><text:span text:style-name="_31_14">h</text:span><text:span text:style-name="_31_73">e</text:span><text:span text:style-name="_31_"> </text:span><text:span text:style-name="_31_49">w</text:span><text:span text:style-name="_32_21">r</text:span><text:span text:style-name="_35_7">o</text:span><text:span text:style-name="_31_25">n</text:span><text:span text:style-name="_32_25">g</text:span><text:span text:style-name="_31_"> </text:span><text:span text:style-name="_31_35">i</text:span><text:span text:style-name="_31_92">d</text:span><text:span text:style-name="_37_1">e</text:span><text:span text:style-name="_31_04">n</text:span><text:span text:style-name="_31_88">t</text:span><text:span text:style-name="_32_4">i</text:span><text:span text:style-name="_31_11">f</text:span><text:span text:style-name="_32_07">i</text:span><text:span text:style-name="_34_5">c</text:span><text:span text:style-name="_31_16">a</text:span><text:span text:style-name="_32_03">t</text:span><text:span text:style-name="_37_2">i</text:span><text:span text:style-name="_31_11">o</text:span><text:span text:style-name="_32_06">n</text:span><text:span text:style-name="_33_0">.</text:span><text:span text:style-name="_37_6"> </text:span><text:span text:style-name="_31_85">H</text:span><text:span text:style-name="_32_9">i</text:span><text:span text:style-name="_31_02">s</text:span><text:span text:style-name="_31_51"> </text:span><text:span text:style-name="_33_5">a</text:span><text:span text:style-name="_31_04">n</text:span><text:span text:style-name="_31_89">s</text:span><text:span text:style-name="_36_8">w</text:span><text:span text:style-name="_39_6">e</text:span><text:span text:style-name="_31_94">r</text:span><text:span text:style-name="_31_"> </text:span><text:span text:style-name="_31_20">m</text:span><text:span text:style-name="_31_94">i</text:span><text:span text:style-name="_34_2">g</text:span><text:span text:style-name="_31_34">h</text:span><text:span text:style-name="_31_74">t</text:span><text:span text:style-name="_31_"> </text:span><text:span text:style-name="_31_19">t</text:span><text:span text:style-name="_31_79">h</text:span><text:span text:style-name="_34_5">e</text:span><text:span text:style-name="_39_6">r</text:span><text:span text:style-name="_31_79">e</text:span><text:span text:style-name="_37_2">f</text:span><text:span text:style-name="_31_47">o</text:span><text:span text:style-name="_31_86">r</text:span><text:span text:style-name="_34_1">e</text:span><text:span text:style-name="_37_6"> </text:span><text:span text:style-name="_32_24">b</text:span><text:span text:style-name="_37_5">e</text:span><text:span text:style-name="_31_26">:</text:span></text:p>
      <text:p text:style-name="P1"><text:span text:style-name="_33_9">"</text:span><text:span text:style-name="_31_47">M</text:span><text:span text:style-name="_31_94">y</text:span><text:span text:style-name="_31_"> </text:span><text:span text:style-name="_31_10">h</text:span><text:span text:style-name="_31_77">a</text:span><text:span text:style-name="_36_6">i</text:span><text:span text:style-name="_31_31">r</text:span><text:span text:style-name="_31_51"> </text:span><text:span text:style-name="_33_9">i</text:span><text:span text:style-name="_31_10">s</text:span><text:span text:style-name="_31_51"> </text:span><text:span text:style-name="_32_1">s</text:span><text:span text:style-name="_31_31">h</text:span><text:span text:style-name="_31_94">i</text:span><text:span text:style-name="_35_9">n</text:span><text:span text:style-name="_31_35">g</text:span><text:span text:style-name="_32_06">l</text:span><text:span text:style-name="_36_8">e</text:span><text:span text:style-name="_31_43">d</text:span><text:span text:style-name="_32_01">,</text:span><text:span text:style-name="_31_"> </text:span><text:span text:style-name="_31_50">a</text:span><text:span text:style-name="_31_79">n</text:span><text:span text:style-name="_32_0">d</text:span><text:span text:style-name="_37_6"> </text:span><text:span text:style-name="_31_85">t</text:span><text:span text:style-name="_33_5">h</text:span><text:span text:style-name="_31_01">e</text:span><text:span text:style-name="_31_51"> </text:span><text:span text:style-name="_32_0">l</text:span><text:span text:style-name="_31_05">o</text:span><text:span text:style-name="_31_95">n</text:span><text:span text:style-name="_34_1">g</text:span><text:span text:style-name="_31_25">e</text:span><text:span text:style-name="_31_80">s</text:span><text:span text:style-name="_35_9">t</text:span><text:span text:style-name="_37_6"> </text:span><text:span text:style-name="_31_73">s</text:span><text:span text:style-name="_35_6">t</text:span><text:span text:style-name="_31_17">r</text:span><text:span text:style-name="_31_79">a</text:span><text:span text:style-name="_35_9">n</text:span><text:span text:style-name="_31_35">d</text:span><text:span text:style-name="_31_95">s</text:span><text:span text:style-name="_31_"> </text:span><text:span text:style-name="_31_49">a</text:span><text:span text:style-name="_32_21">r</text:span><text:span text:style-name="_32_3">e</text:span><text:span text:style-name="_37_6"> </text:span><text:span text:style-name="_31_73">a</text:span><text:span text:style-name="_36_8">b</text:span><text:span text:style-name="_31_46">o</text:span><text:span text:style-name="_32_21">u</text:span><text:span text:style-name="_34_1">t</text:span><text:span text:style-name="_37_6"> </text:span><text:span text:style-name="_32_24">n</text:span><text:span text:style-name="_36_0">i</text:span><text:span text:style-name="_31_40">n</text:span><text:span text:style-name="_32_16">e</text:span><text:span text:style-name="_31_"> </text:span><text:span text:style-name="_31_46">i</text:span><text:span text:style-name="_32_18">n</text:span><text:span text:style-name="_35_4">c</text:span><text:span text:style-name="_31_41">h</text:span><text:span text:style-name="_31_80">e</text:span><text:span text:style-name="_37_4">s</text:span><text:span text:style-name="_37_6"> </text:span><text:span text:style-name="_32_25">l</text:span><text:span text:style-name="_35_6">o</text:span><text:span text:style-name="_31_04">n</text:span><text:span text:style-name="_32_10">g</text:span><text:span text:style-name="_33_5">.</text:span><text:span text:style-name="_31_34">"</text:span></text:p>
      <text:p text:style-name="P1"><text:span text:style-name="_32_0">I</text:span><text:span text:style-name="_31_47">n</text:span><text:span text:style-name="_31_51"> </text:span><text:span text:style-name="_32_7">o</text:span><text:span text:style-name="_31_11">r</text:span><text:span text:style-name="_32_18">d</text:span><text:span text:style-name="_34_2">e</text:span><text:span text:style-name="_31_14">r</text:span><text:span text:style-name="_31_51"> </text:span><text:span text:style-name="_33_5">t</text:span><text:span text:style-name="_31_50">h</text:span><text:span text:style-name="_32_19">a</text:span><text:span text:style-name="_32_9">t</text:span><text:span text:style-name="_37_6"> </text:span><text:span text:style-name="_32_25">t</text:span><text:span text:style-name="_35_3">o</text:span><text:span text:style-name="_31_02">n</text:span><text:span text:style-name="_32_22">e</text:span><text:span text:style-name="_36_8">s</text:span><text:span text:style-name="_37_6"> </text:span><text:span text:style-name="_31_80">o</text:span><text:span text:style-name="_33_0">f</text:span><text:span text:style-name="_37_6"> </text:span><text:span text:style-name="_32_25">v</text:span><text:span text:style-name="_36_9">o</text:span><text:span text:style-name="_39_6">i</text:span><text:span text:style-name="_31_89">c</text:span><text:span text:style-name="_37_1">e</text:span><text:span text:style-name="_37_6"> </text:span><text:span text:style-name="_31_88">m</text:span><text:span text:style-name="_36_9">a</text:span><text:span text:style-name="_31_31">y</text:span><text:span text:style-name="_31_51"> </text:span><text:span text:style-name="_32_9">n</text:span><text:span text:style-name="_31_01">o</text:span><text:span text:style-name="_32_03">t</text:span><text:span text:style-name="_31_"> </text:span><text:span text:style-name="_39_9">h</text:span><text:span text:style-name="_32_21">e</text:span><text:span text:style-name="_33_8">l</text:span><text:span text:style-name="_31_44">p</text:span><text:span text:style-name="_31_51"> </text:span><text:span text:style-name="_34_4">t</text:span><text:span text:style-name="_31_25">h</text:span><text:span text:style-name="_32_15">e</text:span><text:span text:style-name="_31_"> </text:span><text:span text:style-name="_31_26">i</text:span><text:span text:style-name="_31_70">n</text:span><text:span text:style-name="_36_0">t</text:span><text:span text:style-name="_31_41">e</text:span><text:span text:style-name="_31_88">r</text:span><text:span text:style-name="_37_2">r</text:span><text:span text:style-name="_31_16">o</text:span><text:span text:style-name="_32_01">g</text:span><text:span text:style-name="_35_9">a</text:span><text:span text:style-name="_31_26">t</text:span><text:span text:style-name="_31_74">o</text:span><text:span text:style-name="_37_1">r</text:span><text:span text:style-name="_37_6"> </text:span><text:span text:style-name="_31_92">t</text:span><text:span text:style-name="_35_4">h</text:span><text:span text:style-name="_39_6">e</text:span><text:span text:style-name="_31_51"> </text:span><text:span text:style-name="_37_1">a</text:span><text:span text:style-name="_31_43">n</text:span><text:span text:style-name="_31_89">s</text:span><text:span text:style-name="_37_1">w</text:span><text:span text:style-name="_31_47">e</text:span><text:span text:style-name="_32_03">r</text:span><text:span text:style-name="_37_4">s</text:span><text:span text:style-name="_37_6"> </text:span><text:span text:style-name="_31_77">s</text:span><text:span text:style-name="_33_5">h</text:span><text:span text:style-name="_31_19">o</text:span><text:span text:style-name="_31_94">u</text:span><text:span text:style-name="_32_0">l</text:span><text:span text:style-name="_31_28">d</text:span><text:span text:style-name="_31_51"> </text:span><text:span text:style-name="_36_8">b</text:span><text:span text:style-name="_31_31">e</text:span><text:span text:style-name="_31_51"> </text:span><text:span text:style-name="_32_7">w</text:span><text:span text:style-name="_31_02">r</text:span><text:span text:style-name="_32_24">i</text:span><text:span text:style-name="_36_0">t</text:span><text:span text:style-name="_31_05">t</text:span><text:span text:style-name="_32_07">e</text:span><text:span text:style-name="_35_9">n</text:span><text:span text:style-name="_31_14">,</text:span><text:span text:style-name="_31_51"> </text:span><text:span text:style-name="_35_1">o</text:span><text:span text:style-name="_31_47">r</text:span><text:span text:style-name="_31_51"> </text:span><text:span text:style-name="_35_9">b</text:span><text:span text:style-name="_31_50">e</text:span><text:span text:style-name="_32_15">t</text:span><text:span text:style-name="_32_9">t</text:span><text:span text:style-name="_31_50">e</text:span><text:span text:style-name="_31_71">r</text:span><text:span text:style-name="_31_"> </text:span><text:span text:style-name="_31_50">s</text:span><text:span text:style-name="_31_88">t</text:span><text:span text:style-name="_33_9">i</text:span><text:span text:style-name="_31_16">l</text:span><text:span text:style-name="_32_15">l</text:span><text:span text:style-name="_34_2">,</text:span><text:span text:style-name="_37_6"> </text:span><text:span text:style-name="_31_79">t</text:span><text:span text:style-name="_33_8">y</text:span><text:span text:style-name="_31_16">p</text:span><text:span text:style-name="_31_86">e</text:span><text:span text:style-name="_36_6">w</text:span><text:span text:style-name="_31_32">r</text:span><text:span text:style-name="_32_18">i</text:span><text:span text:style-name="_36_0">t</text:span><text:span text:style-name="_31_19">t</text:span><text:span text:style-name="_32_06">e</text:span><text:span text:style-name="_32_7">n</text:span><text:span text:style-name="_31_43">.</text:span><text:span text:style-name="_31_51"> </text:span><text:span text:style-name="_33_6">T</text:span><text:span text:style-name="_31_31">h</text:span><text:span text:style-name="_31_79">e</text:span><text:span text:style-name="_31_"> </text:span><text:span text:style-name="_31_20">i</text:span><text:span text:style-name="_31_74">d</text:span><text:span text:style-name="_36_6">e</text:span><text:span text:style-name="_31_25">a</text:span><text:span text:style-name="_32_18">l</text:span><text:span text:style-name="_31_"> </text:span><text:span text:style-name="_31_28">a</text:span><text:span text:style-name="_32_09">r</text:span><text:span text:style-name="_36_5">r</text:span><text:span text:style-name="_31_49">a</text:span><text:span text:style-name="_31_71">n</text:span><text:span text:style-name="_34_2">g</text:span><text:span text:style-name="_31_40">e</text:span><text:span text:style-name="_31_85">m</text:span><text:span text:style-name="_35_7">e</text:span><text:span text:style-name="_31_31">n</text:span><text:span text:style-name="_31_86">t</text:span><text:span text:style-name="_31_"> </text:span><text:span text:style-name="_31_32">i</text:span><text:span text:style-name="_31_70">s</text:span><text:span text:style-name="_31_"> </text:span><text:span text:style-name="_31_02">t</text:span><text:span text:style-name="_32_06">o</text:span><text:span text:style-name="_31_"> </text:span><text:span text:style-name="_31_20">h</text:span><text:span text:style-name="_31_76">a</text:span><text:span text:style-name="_33_9">v</text:span><text:span text:style-name="_31_40">e</text:span><text:span text:style-name="_31_51"> </text:span><text:span text:style-name="_34_5">a</text:span><text:span text:style-name="_37_6"> </text:span><text:span text:style-name="_32_01">t</text:span><text:span text:style-name="_33_8">e</text:span><text:span text:style-name="_31_29">l</text:span><text:span text:style-name="_32_19">e</text:span><text:span text:style-name="_33_8">p</text:span><text:span text:style-name="_31_01">r</text:span><text:span text:style-name="_31_73">i</text:span><text:span text:style-name="_35_7">n</text:span><text:span text:style-name="_31_31">t</text:span><text:span text:style-name="_32_04">e</text:span><text:span text:style-name="_32_6">r</text:span><text:span text:style-name="_37_6"> </text:span><text:span text:style-name="_32_06">c</text:span><text:span text:style-name="_34_4">o</text:span><text:span text:style-name="_39_5">m</text:span><text:span text:style-name="_31_79">m</text:span><text:span text:style-name="_35_6">u</text:span><text:span text:style-name="_31_04">n</text:span><text:span text:style-name="_32_24">i</text:span><text:span text:style-name="_37_2">c</text:span><text:span text:style-name="_31_04">a</text:span><text:span text:style-name="_32_06">t</text:span><text:span text:style-name="_35_7">i</text:span><text:span text:style-name="_31_25">n</text:span><text:span text:style-name="_31_89">g</text:span><text:span text:style-name="_31_"> </text:span><text:span text:style-name="_39_8">b</text:span><text:span text:style-name="_31_95">e</text:span><text:span text:style-name="_32_7">t</text:span><text:span text:style-name="_31_34">w</text:span><text:span text:style-name="_32_09">e</text:span><text:span text:style-name="_36_8">e</text:span><text:span text:style-name="_39_8">n</text:span><text:span text:style-name="_31_51"> </text:span><text:span text:style-name="_34_2">t</text:span><text:span text:style-name="_31_25">h</text:span><text:span text:style-name="_32_16">e</text:span><text:span text:style-name="_31_"> </text:span><text:span text:style-name="_31_04">t</text:span><text:span text:style-name="_32_15">w</text:span><text:span text:style-name="_36_5">o</text:span><text:span text:style-name="_37_6"> </text:span><text:span text:style-name="_32_25">r</text:span><text:span text:style-name="_36_5">o</text:span><text:span text:style-name="_39_5">o</text:span><text:span text:style-name="_32_16">m</text:span><text:span text:style-name="_36_6">s</text:span><text:span text:style-name="_31_49">.</text:span><text:span text:style-name="_31_51"> </text:span><text:span text:style-name="_34_4">A</text:span><text:span text:style-name="_39_5">l</text:span><text:span text:style-name="_32_22">t</text:span><text:span text:style-name="_33_0">e</text:span><text:span text:style-name="_31_34">r</text:span><text:span text:style-name="_32_19">n</text:span><text:span text:style-name="_32_0">a</text:span><text:span text:style-name="_31_41">t</text:span><text:span text:style-name="_31_70">i</text:span><text:span text:style-name="_37_1">v</text:span><text:span text:style-name="_31_04">e</text:span><text:span text:style-name="_32_25">l</text:span><text:span text:style-name="_36_5">y</text:span><text:span text:style-name="_37_6"> </text:span><text:span text:style-name="_32_07">t</text:span><text:span text:style-name="_36_6">h</text:span><text:span text:style-name="_31_19">e</text:span><text:span text:style-name="_31_51"> </text:span><text:span text:style-name="_36_6">q</text:span><text:span text:style-name="_31_17">u</text:span><text:span text:style-name="_31_76">e</text:span><text:span text:style-name="_32_3">s</text:span><text:span text:style-name="_31_34">t</text:span><text:span text:style-name="_31_76">i</text:span><text:span text:style-name="_32_1">o</text:span><text:span text:style-name="_31_35">n</text:span><text:span text:style-name="_31_51"> </text:span><text:span text:style-name="_33_0">a</text:span><text:span text:style-name="_31_19">n</text:span><text:span text:style-name="_31_92">d</text:span><text:span text:style-name="_31_"> </text:span><text:span text:style-name="_31_43">a</text:span><text:span text:style-name="_31_85">n</text:span><text:span text:style-name="_35_1">s</text:span><text:span text:style-name="_39_9">w</text:span><text:span text:style-name="_31_95">e</text:span><text:span text:style-name="_35_3">r</text:span><text:span text:style-name="_31_04">s</text:span><text:span text:style-name="_31_51"> </text:span><text:span text:style-name="_32_3">c</text:span><text:span text:style-name="_31_28">a</text:span><text:span text:style-name="_32_21">n</text:span><text:span text:style-name="_31_"> </text:span><text:span text:style-name="_31_29">b</text:span><text:span text:style-name="_31_86">e</text:span><text:span text:style-name="_31_"> </text:span><text:span text:style-name="_31_11">r</text:span><text:span text:style-name="_32_19">e</text:span><text:span text:style-name="_35_1">p</text:span><text:span text:style-name="_31_13">e</text:span><text:span text:style-name="_31_80">a</text:span><text:span text:style-name="_33_5">t</text:span><text:span text:style-name="_31_11">e</text:span><text:span text:style-name="_31_77">d</text:span><text:span text:style-name="_31_"> </text:span><text:span text:style-name="_31_28">b</text:span><text:span text:style-name="_31_86">y</text:span><text:span text:style-name="_31_"> </text:span><text:span text:style-name="_31_28">a</text:span><text:span text:style-name="_32_04">n</text:span><text:span text:style-name="_31_"> </text:span><text:span text:style-name="_31_28">i</text:span><text:span text:style-name="_32_10">n</text:span><text:span text:style-name="_35_7">t</text:span><text:span text:style-name="_31_31">e</text:span><text:span text:style-name="_32_18">r</text:span><text:span text:style-name="_37_4">m</text:span><text:span text:style-name="_31_34">e</text:span><text:span text:style-name="_32_15">d</text:span><text:span text:style-name="_36_0">i</text:span><text:span text:style-name="_31_31">a</text:span><text:span text:style-name="_32_06">r</text:span><text:span text:style-name="_35_6">y</text:span><text:span text:style-name="_31_20">.</text:span><text:span text:style-name="_31_51"> </text:span><text:span text:style-name="_33_0">T</text:span><text:span text:style-name="_39_5">h</text:span><text:span text:style-name="_32_07">e</text:span><text:span text:style-name="_31_"> </text:span><text:span text:style-name="_31_11">o</text:span><text:span text:style-name="_32_18">b</text:span><text:span text:style-name="_35_1">j</text:span><text:span text:style-name="_31_34">e</text:span><text:span text:style-name="_31_79">c</text:span><text:span text:style-name="_33_5">t</text:span><text:span text:style-name="_37_6"> </text:span><text:span text:style-name="_32_15">o</text:span><text:span text:style-name="_36_8">f</text:span><text:span text:style-name="_37_6"> </text:span><text:span text:style-name="_32_15">t</text:span><text:span text:style-name="_32_6">h</text:span><text:span text:style-name="_39_8">e</text:span><text:span text:style-name="_31_51"> </text:span><text:span text:style-name="_35_7">g</text:span><text:span text:style-name="_39_8">a</text:span><text:span text:style-name="_31_91">m</text:span><text:span text:style-name="_33_5">e</text:span><text:span text:style-name="_37_6"> </text:span><text:span text:style-name="_32_06">f</text:span><text:span text:style-name="_32_9">o</text:span><text:span text:style-name="_31_47">r</text:span><text:span text:style-name="_31_51"> </text:span><text:span text:style-name="_32_0">t</text:span><text:span text:style-name="_31_16">h</text:span><text:span text:style-name="_31_89">e</text:span><text:span text:style-name="_31_"> </text:span><text:span text:style-name="_31_43">t</text:span><text:span text:style-name="_31_71">h</text:span><text:span text:style-name="_36_8">i</text:span><text:span text:style-name="_31_17">r</text:span><text:span text:style-name="_31_79">d</text:span><text:span text:style-name="_31_"> </text:span><text:span text:style-name="_31_19">p</text:span><text:span text:style-name="_32_09">l</text:span><text:span text:style-name="_37_4">a</text:span><text:span text:style-name="_31_16">y</text:span><text:span text:style-name="_32_22">e</text:span><text:span text:style-name="_37_1">r</text:span><text:span text:style-name="_37_6"> </text:span><text:span text:style-name="_32_21">(</text:span><text:span text:style-name="_35_0">B</text:span><text:span text:style-name="_31_31">)</text:span><text:span text:style-name="_31_51"> </text:span><text:span text:style-name="_34_4">i</text:span><text:span text:style-name="_31_20">s</text:span><text:span text:style-name="_31_51"> </text:span><text:span text:style-name="_36_9">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position="0% 100%"/>
    </style:style>
    <style:style style:name="_33_" style:display-name="3" style:family="text">
      <style:text-properties style:text-position="2% 100%"/>
    </style:style>
    <style:style style:name="_34_" style:display-name="4" style:family="text">
      <style:text-properties fo:background-color="#f9f9ff"/>
    </style:style>
    <style:style style:name="_35_" style:display-name="5" style:family="text">
      <style:text-properties style:text-position="0% 100%" fo:background-color="#f9f9ff"/>
    </style:style>
    <style:style style:name="_36_" style:display-name="6" style:family="text">
      <style:text-properties style:text-position="2% 100%" fo:background-color="#f9f9ff"/>
    </style:style>
    <style:style style:name="_37_" style:display-name="7" style:family="text">
      <style:text-properties fo:background-color="#f9fdff"/>
    </style:style>
    <style:style style:name="_38_" style:display-name="8" style:family="text">
      <style:text-properties style:text-position="0% 100%" fo:background-color="#f9fdff"/>
    </style:style>
    <style:style style:name="_39_" style:display-name="9" style:family="text">
      <style:text-properties style:text-position="2% 100%" fo:background-color="#f9fdff"/>
    </style:style>
    <style:style style:name="_31_0" style:display-name="10" style:family="text">
      <style:text-properties fo:background-color="#fdf9ff"/>
    </style:style>
    <style:style style:name="_31_1" style:display-name="11" style:family="text">
      <style:text-properties style:text-position="0% 100%" fo:background-color="#fdf9ff"/>
    </style:style>
    <style:style style:name="_31_2" style:display-name="12" style:family="text">
      <style:text-properties style:text-position="2% 100%" fo:background-color="#fdf9ff"/>
    </style:style>
    <style:style style:name="_31_3" style:display-name="13" style:family="text">
      <style:text-properties fo:background-color="#fdfdff"/>
    </style:style>
    <style:style style:name="_31_4" style:display-name="14" style:family="text">
      <style:text-properties style:text-position="0% 100%" fo:background-color="#fdfdff"/>
    </style:style>
    <style:style style:name="_31_5" style:display-name="15" style:family="text">
      <style:text-properties style:text-position="2% 100%" fo:background-color="#fdfdff"/>
    </style:style>
    <style:style style:name="_31_6" style:display-name="16" style:family="text">
      <style:text-properties fo:color="#040400"/>
    </style:style>
    <style:style style:name="_31_7" style:display-name="17" style:family="text">
      <style:text-properties fo:color="#040400" style:text-position="0% 100%"/>
    </style:style>
    <style:style style:name="_31_8" style:display-name="18" style:family="text">
      <style:text-properties fo:color="#040400" style:text-position="2% 100%"/>
    </style:style>
    <style:style style:name="_31_9" style:display-name="19" style:family="text">
      <style:text-properties fo:color="#040400" fo:background-color="#f9f9ff"/>
    </style:style>
    <style:style style:name="_32_0" style:display-name="20" style:family="text">
      <style:text-properties fo:color="#040400" style:text-position="0% 100%" fo:background-color="#f9f9ff"/>
    </style:style>
    <style:style style:name="_32_1" style:display-name="21" style:family="text">
      <style:text-properties fo:color="#040400" style:text-position="2% 100%" fo:background-color="#f9f9ff"/>
    </style:style>
    <style:style style:name="_32_2" style:display-name="22" style:family="text">
      <style:text-properties fo:color="#040400" fo:background-color="#f9fdff"/>
    </style:style>
    <style:style style:name="_32_3" style:display-name="23" style:family="text">
      <style:text-properties fo:color="#040400" style:text-position="0% 100%" fo:background-color="#f9fdff"/>
    </style:style>
    <style:style style:name="_32_4" style:display-name="24" style:family="text">
      <style:text-properties fo:color="#040400" style:text-position="2% 100%" fo:background-color="#f9fdff"/>
    </style:style>
    <style:style style:name="_32_5" style:display-name="25" style:family="text">
      <style:text-properties fo:color="#040400" fo:background-color="#fdf9ff"/>
    </style:style>
    <style:style style:name="_32_6" style:display-name="26" style:family="text">
      <style:text-properties fo:color="#040400" style:text-position="0% 100%" fo:background-color="#fdf9ff"/>
    </style:style>
    <style:style style:name="_32_7" style:display-name="27" style:family="text">
      <style:text-properties fo:color="#040400" style:text-position="2% 100%" fo:background-color="#fdf9ff"/>
    </style:style>
    <style:style style:name="_32_8" style:display-name="28" style:family="text">
      <style:text-properties fo:color="#040400" fo:background-color="#fdfdff"/>
    </style:style>
    <style:style style:name="_32_9" style:display-name="29" style:family="text">
      <style:text-properties fo:color="#040400" style:text-position="0% 100%" fo:background-color="#fdfdff"/>
    </style:style>
    <style:style style:name="_33_0" style:display-name="30" style:family="text">
      <style:text-properties fo:color="#040400" style:text-position="2% 100%" fo:background-color="#fdfdff"/>
    </style:style>
    <style:style style:name="_33_1" style:display-name="31" style:family="text">
      <style:text-properties fo:color="#040c00"/>
    </style:style>
    <style:style style:name="_33_2" style:display-name="32" style:family="text">
      <style:text-properties fo:color="#040c00" style:text-position="0% 100%"/>
    </style:style>
    <style:style style:name="_33_3" style:display-name="33" style:family="text">
      <style:text-properties fo:color="#040c00" style:text-position="2% 100%"/>
    </style:style>
    <style:style style:name="_33_4" style:display-name="34" style:family="text">
      <style:text-properties fo:color="#040c00" fo:background-color="#f9f9ff"/>
    </style:style>
    <style:style style:name="_33_5" style:display-name="35" style:family="text">
      <style:text-properties fo:color="#040c00" style:text-position="0% 100%" fo:background-color="#f9f9ff"/>
    </style:style>
    <style:style style:name="_33_6" style:display-name="36" style:family="text">
      <style:text-properties fo:color="#040c00" style:text-position="2% 100%" fo:background-color="#f9f9ff"/>
    </style:style>
    <style:style style:name="_33_7" style:display-name="37" style:family="text">
      <style:text-properties fo:color="#040c00" fo:background-color="#f9fdff"/>
    </style:style>
    <style:style style:name="_33_8" style:display-name="38" style:family="text">
      <style:text-properties fo:color="#040c00" style:text-position="0% 100%" fo:background-color="#f9fdff"/>
    </style:style>
    <style:style style:name="_33_9" style:display-name="39" style:family="text">
      <style:text-properties fo:color="#040c00" style:text-position="2% 100%" fo:background-color="#f9fdff"/>
    </style:style>
    <style:style style:name="_34_0" style:display-name="40" style:family="text">
      <style:text-properties fo:color="#040c00" fo:background-color="#fdf9ff"/>
    </style:style>
    <style:style style:name="_34_1" style:display-name="41" style:family="text">
      <style:text-properties fo:color="#040c00" style:text-position="0% 100%" fo:background-color="#fdf9ff"/>
    </style:style>
    <style:style style:name="_34_2" style:display-name="42" style:family="text">
      <style:text-properties fo:color="#040c00" style:text-position="2% 100%" fo:background-color="#fdf9ff"/>
    </style:style>
    <style:style style:name="_34_3" style:display-name="43" style:family="text">
      <style:text-properties fo:color="#040c00" fo:background-color="#fdfdff"/>
    </style:style>
    <style:style style:name="_34_4" style:display-name="44" style:family="text">
      <style:text-properties fo:color="#040c00" style:text-position="0% 100%" fo:background-color="#fdfdff"/>
    </style:style>
    <style:style style:name="_34_5" style:display-name="45" style:family="text">
      <style:text-properties fo:color="#040c00" style:text-position="2% 100%" fo:background-color="#fdfdff"/>
    </style:style>
    <style:style style:name="_34_6" style:display-name="46" style:family="text">
      <style:text-properties fo:color="#0c0400"/>
    </style:style>
    <style:style style:name="_34_7" style:display-name="47" style:family="text">
      <style:text-properties fo:color="#0c0400" style:text-position="0% 100%"/>
    </style:style>
    <style:style style:name="_34_8" style:display-name="48" style:family="text">
      <style:text-properties fo:color="#0c0400" style:text-position="2% 100%"/>
    </style:style>
    <style:style style:name="_34_9" style:display-name="49" style:family="text">
      <style:text-properties fo:color="#0c0400" fo:background-color="#f9f9ff"/>
    </style:style>
    <style:style style:name="_35_0" style:display-name="50" style:family="text">
      <style:text-properties fo:color="#0c0400" style:text-position="0% 100%" fo:background-color="#f9f9ff"/>
    </style:style>
    <style:style style:name="_35_1" style:display-name="51" style:family="text">
      <style:text-properties fo:color="#0c0400" style:text-position="2% 100%" fo:background-color="#f9f9ff"/>
    </style:style>
    <style:style style:name="_35_2" style:display-name="52" style:family="text">
      <style:text-properties fo:color="#0c0400" fo:background-color="#f9fdff"/>
    </style:style>
    <style:style style:name="_35_3" style:display-name="53" style:family="text">
      <style:text-properties fo:color="#0c0400" style:text-position="0% 100%" fo:background-color="#f9fdff"/>
    </style:style>
    <style:style style:name="_35_4" style:display-name="54" style:family="text">
      <style:text-properties fo:color="#0c0400" style:text-position="2% 100%" fo:background-color="#f9fdff"/>
    </style:style>
    <style:style style:name="_35_5" style:display-name="55" style:family="text">
      <style:text-properties fo:color="#0c0400" fo:background-color="#fdf9ff"/>
    </style:style>
    <style:style style:name="_35_6" style:display-name="56" style:family="text">
      <style:text-properties fo:color="#0c0400" style:text-position="0% 100%" fo:background-color="#fdf9ff"/>
    </style:style>
    <style:style style:name="_35_7" style:display-name="57" style:family="text">
      <style:text-properties fo:color="#0c0400" style:text-position="2% 100%" fo:background-color="#fdf9ff"/>
    </style:style>
    <style:style style:name="_35_8" style:display-name="58" style:family="text">
      <style:text-properties fo:color="#0c0400" fo:background-color="#fdfdff"/>
    </style:style>
    <style:style style:name="_35_9" style:display-name="59" style:family="text">
      <style:text-properties fo:color="#0c0400" style:text-position="0% 100%" fo:background-color="#fdfdff"/>
    </style:style>
    <style:style style:name="_36_0" style:display-name="60" style:family="text">
      <style:text-properties fo:color="#0c0400" style:text-position="2% 100%" fo:background-color="#fdfdff"/>
    </style:style>
    <style:style style:name="_36_1" style:display-name="61" style:family="text">
      <style:text-properties fo:color="#0c0c00"/>
    </style:style>
    <style:style style:name="_36_2" style:display-name="62" style:family="text">
      <style:text-properties fo:color="#0c0c00" style:text-position="0% 100%"/>
    </style:style>
    <style:style style:name="_36_3" style:display-name="63" style:family="text">
      <style:text-properties fo:color="#0c0c00" style:text-position="2% 100%"/>
    </style:style>
    <style:style style:name="_36_4" style:display-name="64" style:family="text">
      <style:text-properties fo:color="#0c0c00" fo:background-color="#f9f9ff"/>
    </style:style>
    <style:style style:name="_36_5" style:display-name="65" style:family="text">
      <style:text-properties fo:color="#0c0c00" style:text-position="0% 100%" fo:background-color="#f9f9ff"/>
    </style:style>
    <style:style style:name="_36_6" style:display-name="66" style:family="text">
      <style:text-properties fo:color="#0c0c00" style:text-position="2% 100%" fo:background-color="#f9f9ff"/>
    </style:style>
    <style:style style:name="_36_7" style:display-name="67" style:family="text">
      <style:text-properties fo:color="#0c0c00" fo:background-color="#f9fdff"/>
    </style:style>
    <style:style style:name="_36_8" style:display-name="68" style:family="text">
      <style:text-properties fo:color="#0c0c00" style:text-position="0% 100%" fo:background-color="#f9fdff"/>
    </style:style>
    <style:style style:name="_36_9" style:display-name="69" style:family="text">
      <style:text-properties fo:color="#0c0c00" style:text-position="2% 100%" fo:background-color="#f9fdff"/>
    </style:style>
    <style:style style:name="_37_0" style:display-name="70" style:family="text">
      <style:text-properties fo:color="#0c0c00" fo:background-color="#fdf9ff"/>
    </style:style>
    <style:style style:name="_37_1" style:display-name="71" style:family="text">
      <style:text-properties fo:color="#0c0c00" style:text-position="0% 100%" fo:background-color="#fdf9ff"/>
    </style:style>
    <style:style style:name="_37_2" style:display-name="72" style:family="text">
      <style:text-properties fo:color="#0c0c00" style:text-position="2% 100%" fo:background-color="#fdf9ff"/>
    </style:style>
    <style:style style:name="_37_3" style:display-name="73" style:family="text">
      <style:text-properties fo:color="#0c0c00" fo:background-color="#fdfdff"/>
    </style:style>
    <style:style style:name="_37_4" style:display-name="74" style:family="text">
      <style:text-properties fo:color="#0c0c00" style:text-position="0% 100%" fo:background-color="#fdfdff"/>
    </style:style>
    <style:style style:name="_37_5" style:display-name="75" style:family="text">
      <style:text-properties fo:color="#0c0c00" style:text-position="2% 100%" fo:background-color="#fdfdff"/>
    </style:style>
    <style:style style:name="_37_6" style:display-name="76" style:family="text"/>
    <style:style style:name="_37_7" style:display-name="77" style:family="text">
      <style:text-properties style:text-position="0% 100%"/>
    </style:style>
    <style:style style:name="_37_8" style:display-name="78" style:family="text">
      <style:text-properties style:text-position="2% 100%"/>
    </style:style>
    <style:style style:name="_37_9" style:display-name="79" style:family="text">
      <style:text-properties fo:background-color="#f9f9ff"/>
    </style:style>
    <style:style style:name="_38_0" style:display-name="80" style:family="text">
      <style:text-properties style:text-position="0% 100%" fo:background-color="#f9f9ff"/>
    </style:style>
    <style:style style:name="_38_1" style:display-name="81" style:family="text">
      <style:text-properties style:text-position="2% 100%" fo:background-color="#f9f9ff"/>
    </style:style>
    <style:style style:name="_38_2" style:display-name="82" style:family="text">
      <style:text-properties fo:background-color="#f9fdff"/>
    </style:style>
    <style:style style:name="_38_3" style:display-name="83" style:family="text">
      <style:text-properties style:text-position="0% 100%" fo:background-color="#f9fdff"/>
    </style:style>
    <style:style style:name="_38_4" style:display-name="84" style:family="text">
      <style:text-properties style:text-position="2% 100%" fo:background-color="#f9fdff"/>
    </style:style>
    <style:style style:name="_38_5" style:display-name="85" style:family="text">
      <style:text-properties fo:background-color="#fdf9ff"/>
    </style:style>
    <style:style style:name="_38_6" style:display-name="86" style:family="text">
      <style:text-properties style:text-position="0% 100%" fo:background-color="#fdf9ff"/>
    </style:style>
    <style:style style:name="_38_7" style:display-name="87" style:family="text">
      <style:text-properties style:text-position="2% 100%" fo:background-color="#fdf9ff"/>
    </style:style>
    <style:style style:name="_38_8" style:display-name="88" style:family="text">
      <style:text-properties fo:background-color="#fdfdff"/>
    </style:style>
    <style:style style:name="_38_9" style:display-name="89" style:family="text">
      <style:text-properties style:text-position="0% 100%" fo:background-color="#fdfdff"/>
    </style:style>
    <style:style style:name="_39_0" style:display-name="90" style:family="text">
      <style:text-properties style:text-position="2% 100%" fo:background-color="#fdfdff"/>
    </style:style>
    <style:style style:name="_39_1" style:display-name="91" style:family="text">
      <style:text-properties fo:color="#040400"/>
    </style:style>
    <style:style style:name="_39_2" style:display-name="92" style:family="text">
      <style:text-properties fo:color="#040400" style:text-position="0% 100%"/>
    </style:style>
    <style:style style:name="_39_3" style:display-name="93" style:family="text">
      <style:text-properties fo:color="#040400" style:text-position="2% 100%"/>
    </style:style>
    <style:style style:name="_39_4" style:display-name="94" style:family="text">
      <style:text-properties fo:color="#040400" fo:background-color="#f9f9ff"/>
    </style:style>
    <style:style style:name="_39_5" style:display-name="95" style:family="text">
      <style:text-properties fo:color="#040400" style:text-position="0% 100%" fo:background-color="#f9f9ff"/>
    </style:style>
    <style:style style:name="_39_6" style:display-name="96" style:family="text">
      <style:text-properties fo:color="#040400" style:text-position="2% 100%" fo:background-color="#f9f9ff"/>
    </style:style>
    <style:style style:name="_39_7" style:display-name="97" style:family="text">
      <style:text-properties fo:color="#040400" fo:background-color="#f9fdff"/>
    </style:style>
    <style:style style:name="_39_8" style:display-name="98" style:family="text">
      <style:text-properties fo:color="#040400" style:text-position="0% 100%" fo:background-color="#f9fdff"/>
    </style:style>
    <style:style style:name="_39_9" style:display-name="99" style:family="text">
      <style:text-properties fo:color="#040400" style:text-position="2% 100%" fo:background-color="#f9fdff"/>
    </style:style>
    <style:style style:name="_31_00" style:display-name="100" style:family="text">
      <style:text-properties fo:color="#040400" fo:background-color="#fdf9ff"/>
    </style:style>
    <style:style style:name="_31_01" style:display-name="101" style:family="text">
      <style:text-properties fo:color="#040400" style:text-position="0% 100%" fo:background-color="#fdf9ff"/>
    </style:style>
    <style:style style:name="_31_02" style:display-name="102" style:family="text">
      <style:text-properties fo:color="#040400" style:text-position="2% 100%" fo:background-color="#fdf9ff"/>
    </style:style>
    <style:style style:name="_31_03" style:display-name="103" style:family="text">
      <style:text-properties fo:color="#040400" fo:background-color="#fdfdff"/>
    </style:style>
    <style:style style:name="_31_04" style:display-name="104" style:family="text">
      <style:text-properties fo:color="#040400" style:text-position="0% 100%" fo:background-color="#fdfdff"/>
    </style:style>
    <style:style style:name="_31_05" style:display-name="105" style:family="text">
      <style:text-properties fo:color="#040400" style:text-position="2% 100%" fo:background-color="#fdfdff"/>
    </style:style>
    <style:style style:name="_31_06" style:display-name="106" style:family="text">
      <style:text-properties fo:color="#040c00"/>
    </style:style>
    <style:style style:name="_31_07" style:display-name="107" style:family="text">
      <style:text-properties fo:color="#040c00" style:text-position="0% 100%"/>
    </style:style>
    <style:style style:name="_31_08" style:display-name="108" style:family="text">
      <style:text-properties fo:color="#040c00" style:text-position="2% 100%"/>
    </style:style>
    <style:style style:name="_31_09" style:display-name="109" style:family="text">
      <style:text-properties fo:color="#040c00" fo:background-color="#f9f9ff"/>
    </style:style>
    <style:style style:name="_31_10" style:display-name="110" style:family="text">
      <style:text-properties fo:color="#040c00" style:text-position="0% 100%" fo:background-color="#f9f9ff"/>
    </style:style>
    <style:style style:name="_31_11" style:display-name="111" style:family="text">
      <style:text-properties fo:color="#040c00" style:text-position="2% 100%" fo:background-color="#f9f9ff"/>
    </style:style>
    <style:style style:name="_31_12" style:display-name="112" style:family="text">
      <style:text-properties fo:color="#040c00" fo:background-color="#f9fdff"/>
    </style:style>
    <style:style style:name="_31_13" style:display-name="113" style:family="text">
      <style:text-properties fo:color="#040c00" style:text-position="0% 100%" fo:background-color="#f9fdff"/>
    </style:style>
    <style:style style:name="_31_14" style:display-name="114" style:family="text">
      <style:text-properties fo:color="#040c00" style:text-position="2% 100%" fo:background-color="#f9fdff"/>
    </style:style>
    <style:style style:name="_31_15" style:display-name="115" style:family="text">
      <style:text-properties fo:color="#040c00" fo:background-color="#fdf9ff"/>
    </style:style>
    <style:style style:name="_31_16" style:display-name="116" style:family="text">
      <style:text-properties fo:color="#040c00" style:text-position="0% 100%" fo:background-color="#fdf9ff"/>
    </style:style>
    <style:style style:name="_31_17" style:display-name="117" style:family="text">
      <style:text-properties fo:color="#040c00" style:text-position="2% 100%" fo:background-color="#fdf9ff"/>
    </style:style>
    <style:style style:name="_31_18" style:display-name="118" style:family="text">
      <style:text-properties fo:color="#040c00" fo:background-color="#fdfdff"/>
    </style:style>
    <style:style style:name="_31_19" style:display-name="119" style:family="text">
      <style:text-properties fo:color="#040c00" style:text-position="0% 100%" fo:background-color="#fdfdff"/>
    </style:style>
    <style:style style:name="_31_20" style:display-name="120" style:family="text">
      <style:text-properties fo:color="#040c00" style:text-position="2% 100%" fo:background-color="#fdfdff"/>
    </style:style>
    <style:style style:name="_31_21" style:display-name="121" style:family="text">
      <style:text-properties fo:color="#0c0400"/>
    </style:style>
    <style:style style:name="_31_22" style:display-name="122" style:family="text">
      <style:text-properties fo:color="#0c0400" style:text-position="0% 100%"/>
    </style:style>
    <style:style style:name="_31_23" style:display-name="123" style:family="text">
      <style:text-properties fo:color="#0c0400" style:text-position="2% 100%"/>
    </style:style>
    <style:style style:name="_31_24" style:display-name="124" style:family="text">
      <style:text-properties fo:color="#0c0400" fo:background-color="#f9f9ff"/>
    </style:style>
    <style:style style:name="_31_25" style:display-name="125" style:family="text">
      <style:text-properties fo:color="#0c0400" style:text-position="0% 100%" fo:background-color="#f9f9ff"/>
    </style:style>
    <style:style style:name="_31_26" style:display-name="126" style:family="text">
      <style:text-properties fo:color="#0c0400" style:text-position="2% 100%" fo:background-color="#f9f9ff"/>
    </style:style>
    <style:style style:name="_31_27" style:display-name="127" style:family="text">
      <style:text-properties fo:color="#0c0400" fo:background-color="#f9fdff"/>
    </style:style>
    <style:style style:name="_31_28" style:display-name="128" style:family="text">
      <style:text-properties fo:color="#0c0400" style:text-position="0% 100%" fo:background-color="#f9fdff"/>
    </style:style>
    <style:style style:name="_31_29" style:display-name="129" style:family="text">
      <style:text-properties fo:color="#0c0400" style:text-position="2% 100%" fo:background-color="#f9fdff"/>
    </style:style>
    <style:style style:name="_31_30" style:display-name="130" style:family="text">
      <style:text-properties fo:color="#0c0400" fo:background-color="#fdf9ff"/>
    </style:style>
    <style:style style:name="_31_31" style:display-name="131" style:family="text">
      <style:text-properties fo:color="#0c0400" style:text-position="0% 100%" fo:background-color="#fdf9ff"/>
    </style:style>
    <style:style style:name="_31_32" style:display-name="132" style:family="text">
      <style:text-properties fo:color="#0c0400" style:text-position="2% 100%" fo:background-color="#fdf9ff"/>
    </style:style>
    <style:style style:name="_31_33" style:display-name="133" style:family="text">
      <style:text-properties fo:color="#0c0400" fo:background-color="#fdfdff"/>
    </style:style>
    <style:style style:name="_31_34" style:display-name="134" style:family="text">
      <style:text-properties fo:color="#0c0400" style:text-position="0% 100%" fo:background-color="#fdfdff"/>
    </style:style>
    <style:style style:name="_31_35" style:display-name="135" style:family="text">
      <style:text-properties fo:color="#0c0400" style:text-position="2% 100%" fo:background-color="#fdfdff"/>
    </style:style>
    <style:style style:name="_31_36" style:display-name="136" style:family="text">
      <style:text-properties fo:color="#0c0c00"/>
    </style:style>
    <style:style style:name="_31_37" style:display-name="137" style:family="text">
      <style:text-properties fo:color="#0c0c00" style:text-position="0% 100%"/>
    </style:style>
    <style:style style:name="_31_38" style:display-name="138" style:family="text">
      <style:text-properties fo:color="#0c0c00" style:text-position="2% 100%"/>
    </style:style>
    <style:style style:name="_31_39" style:display-name="139" style:family="text">
      <style:text-properties fo:color="#0c0c00" fo:background-color="#f9f9ff"/>
    </style:style>
    <style:style style:name="_31_40" style:display-name="140" style:family="text">
      <style:text-properties fo:color="#0c0c00" style:text-position="0% 100%" fo:background-color="#f9f9ff"/>
    </style:style>
    <style:style style:name="_31_41" style:display-name="141" style:family="text">
      <style:text-properties fo:color="#0c0c00" style:text-position="2% 100%" fo:background-color="#f9f9ff"/>
    </style:style>
    <style:style style:name="_31_42" style:display-name="142" style:family="text">
      <style:text-properties fo:color="#0c0c00" fo:background-color="#f9fdff"/>
    </style:style>
    <style:style style:name="_31_43" style:display-name="143" style:family="text">
      <style:text-properties fo:color="#0c0c00" style:text-position="0% 100%" fo:background-color="#f9fdff"/>
    </style:style>
    <style:style style:name="_31_44" style:display-name="144" style:family="text">
      <style:text-properties fo:color="#0c0c00" style:text-position="2% 100%" fo:background-color="#f9fdff"/>
    </style:style>
    <style:style style:name="_31_45" style:display-name="145" style:family="text">
      <style:text-properties fo:color="#0c0c00" fo:background-color="#fdf9ff"/>
    </style:style>
    <style:style style:name="_31_46" style:display-name="146" style:family="text">
      <style:text-properties fo:color="#0c0c00" style:text-position="0% 100%" fo:background-color="#fdf9ff"/>
    </style:style>
    <style:style style:name="_31_47" style:display-name="147" style:family="text">
      <style:text-properties fo:color="#0c0c00" style:text-position="2% 100%" fo:background-color="#fdf9ff"/>
    </style:style>
    <style:style style:name="_31_48" style:display-name="148" style:family="text">
      <style:text-properties fo:color="#0c0c00" fo:background-color="#fdfdff"/>
    </style:style>
    <style:style style:name="_31_49" style:display-name="149" style:family="text">
      <style:text-properties fo:color="#0c0c00" style:text-position="0% 100%" fo:background-color="#fdfdff"/>
    </style:style>
    <style:style style:name="_31_50" style:display-name="150" style:family="text">
      <style:text-properties fo:color="#0c0c00" style:text-position="2% 100%" fo:background-color="#fdfdff"/>
    </style:style>
    <style:style style:name="_31_51" style:display-name="151" style:family="text"/>
    <style:style style:name="_31_52" style:display-name="152" style:family="text">
      <style:text-properties style:text-position="0% 100%"/>
    </style:style>
    <style:style style:name="_31_53" style:display-name="153" style:family="text">
      <style:text-properties style:text-position="2% 100%"/>
    </style:style>
    <style:style style:name="_31_54" style:display-name="154" style:family="text">
      <style:text-properties fo:background-color="#f9f9ff"/>
    </style:style>
    <style:style style:name="_31_55" style:display-name="155" style:family="text">
      <style:text-properties style:text-position="0% 100%" fo:background-color="#f9f9ff"/>
    </style:style>
    <style:style style:name="_31_56" style:display-name="156" style:family="text">
      <style:text-properties style:text-position="2% 100%" fo:background-color="#f9f9ff"/>
    </style:style>
    <style:style style:name="_31_57" style:display-name="157" style:family="text">
      <style:text-properties fo:background-color="#f9fdff"/>
    </style:style>
    <style:style style:name="_31_58" style:display-name="158" style:family="text">
      <style:text-properties style:text-position="0% 100%" fo:background-color="#f9fdff"/>
    </style:style>
    <style:style style:name="_31_59" style:display-name="159" style:family="text">
      <style:text-properties style:text-position="2% 100%" fo:background-color="#f9fdff"/>
    </style:style>
    <style:style style:name="_31_60" style:display-name="160" style:family="text">
      <style:text-properties fo:background-color="#fdf9ff"/>
    </style:style>
    <style:style style:name="_31_61" style:display-name="161" style:family="text">
      <style:text-properties style:text-position="0% 100%" fo:background-color="#fdf9ff"/>
    </style:style>
    <style:style style:name="_31_62" style:display-name="162" style:family="text">
      <style:text-properties style:text-position="2% 100%" fo:background-color="#fdf9ff"/>
    </style:style>
    <style:style style:name="_31_63" style:display-name="163" style:family="text">
      <style:text-properties fo:background-color="#fdfdff"/>
    </style:style>
    <style:style style:name="_31_64" style:display-name="164" style:family="text">
      <style:text-properties style:text-position="0% 100%" fo:background-color="#fdfdff"/>
    </style:style>
    <style:style style:name="_31_65" style:display-name="165" style:family="text">
      <style:text-properties style:text-position="2% 100%" fo:background-color="#fdfdff"/>
    </style:style>
    <style:style style:name="_31_66" style:display-name="166" style:family="text">
      <style:text-properties fo:color="#040400"/>
    </style:style>
    <style:style style:name="_31_67" style:display-name="167" style:family="text">
      <style:text-properties fo:color="#040400" style:text-position="0% 100%"/>
    </style:style>
    <style:style style:name="_31_68" style:display-name="168" style:family="text">
      <style:text-properties fo:color="#040400" style:text-position="2% 100%"/>
    </style:style>
    <style:style style:name="_31_69" style:display-name="169" style:family="text">
      <style:text-properties fo:color="#040400" fo:background-color="#f9f9ff"/>
    </style:style>
    <style:style style:name="_31_70" style:display-name="170" style:family="text">
      <style:text-properties fo:color="#040400" style:text-position="0% 100%" fo:background-color="#f9f9ff"/>
    </style:style>
    <style:style style:name="_31_71" style:display-name="171" style:family="text">
      <style:text-properties fo:color="#040400" style:text-position="2% 100%" fo:background-color="#f9f9ff"/>
    </style:style>
    <style:style style:name="_31_72" style:display-name="172" style:family="text">
      <style:text-properties fo:color="#040400" fo:background-color="#f9fdff"/>
    </style:style>
    <style:style style:name="_31_73" style:display-name="173" style:family="text">
      <style:text-properties fo:color="#040400" style:text-position="0% 100%" fo:background-color="#f9fdff"/>
    </style:style>
    <style:style style:name="_31_74" style:display-name="174" style:family="text">
      <style:text-properties fo:color="#040400" style:text-position="2% 100%" fo:background-color="#f9fdff"/>
    </style:style>
    <style:style style:name="_31_75" style:display-name="175" style:family="text">
      <style:text-properties fo:color="#040400" fo:background-color="#fdf9ff"/>
    </style:style>
    <style:style style:name="_31_76" style:display-name="176" style:family="text">
      <style:text-properties fo:color="#040400" style:text-position="0% 100%" fo:background-color="#fdf9ff"/>
    </style:style>
    <style:style style:name="_31_77" style:display-name="177" style:family="text">
      <style:text-properties fo:color="#040400" style:text-position="2% 100%" fo:background-color="#fdf9ff"/>
    </style:style>
    <style:style style:name="_31_78" style:display-name="178" style:family="text">
      <style:text-properties fo:color="#040400" fo:background-color="#fdfdff"/>
    </style:style>
    <style:style style:name="_31_79" style:display-name="179" style:family="text">
      <style:text-properties fo:color="#040400" style:text-position="0% 100%" fo:background-color="#fdfdff"/>
    </style:style>
    <style:style style:name="_31_80" style:display-name="180" style:family="text">
      <style:text-properties fo:color="#040400" style:text-position="2% 100%" fo:background-color="#fdfdff"/>
    </style:style>
    <style:style style:name="_31_81" style:display-name="181" style:family="text">
      <style:text-properties fo:color="#040c00"/>
    </style:style>
    <style:style style:name="_31_82" style:display-name="182" style:family="text">
      <style:text-properties fo:color="#040c00" style:text-position="0% 100%"/>
    </style:style>
    <style:style style:name="_31_83" style:display-name="183" style:family="text">
      <style:text-properties fo:color="#040c00" style:text-position="2% 100%"/>
    </style:style>
    <style:style style:name="_31_84" style:display-name="184" style:family="text">
      <style:text-properties fo:color="#040c00" fo:background-color="#f9f9ff"/>
    </style:style>
    <style:style style:name="_31_85" style:display-name="185" style:family="text">
      <style:text-properties fo:color="#040c00" style:text-position="0% 100%" fo:background-color="#f9f9ff"/>
    </style:style>
    <style:style style:name="_31_86" style:display-name="186" style:family="text">
      <style:text-properties fo:color="#040c00" style:text-position="2% 100%" fo:background-color="#f9f9ff"/>
    </style:style>
    <style:style style:name="_31_87" style:display-name="187" style:family="text">
      <style:text-properties fo:color="#040c00" fo:background-color="#f9fdff"/>
    </style:style>
    <style:style style:name="_31_88" style:display-name="188" style:family="text">
      <style:text-properties fo:color="#040c00" style:text-position="0% 100%" fo:background-color="#f9fdff"/>
    </style:style>
    <style:style style:name="_31_89" style:display-name="189" style:family="text">
      <style:text-properties fo:color="#040c00" style:text-position="2% 100%" fo:background-color="#f9fdff"/>
    </style:style>
    <style:style style:name="_31_90" style:display-name="190" style:family="text">
      <style:text-properties fo:color="#040c00" fo:background-color="#fdf9ff"/>
    </style:style>
    <style:style style:name="_31_91" style:display-name="191" style:family="text">
      <style:text-properties fo:color="#040c00" style:text-position="0% 100%" fo:background-color="#fdf9ff"/>
    </style:style>
    <style:style style:name="_31_92" style:display-name="192" style:family="text">
      <style:text-properties fo:color="#040c00" style:text-position="2% 100%" fo:background-color="#fdf9ff"/>
    </style:style>
    <style:style style:name="_31_93" style:display-name="193" style:family="text">
      <style:text-properties fo:color="#040c00" fo:background-color="#fdfdff"/>
    </style:style>
    <style:style style:name="_31_94" style:display-name="194" style:family="text">
      <style:text-properties fo:color="#040c00" style:text-position="0% 100%" fo:background-color="#fdfdff"/>
    </style:style>
    <style:style style:name="_31_95" style:display-name="195" style:family="text">
      <style:text-properties fo:color="#040c00" style:text-position="2% 100%" fo:background-color="#fdfdff"/>
    </style:style>
    <style:style style:name="_31_96" style:display-name="196" style:family="text">
      <style:text-properties fo:color="#0c0400"/>
    </style:style>
    <style:style style:name="_31_97" style:display-name="197" style:family="text">
      <style:text-properties fo:color="#0c0400" style:text-position="0% 100%"/>
    </style:style>
    <style:style style:name="_31_98" style:display-name="198" style:family="text">
      <style:text-properties fo:color="#0c0400" style:text-position="2% 100%"/>
    </style:style>
    <style:style style:name="_31_99" style:display-name="199" style:family="text">
      <style:text-properties fo:color="#0c0400" fo:background-color="#f9f9ff"/>
    </style:style>
    <style:style style:name="_32_00" style:display-name="200" style:family="text">
      <style:text-properties fo:color="#0c0400" style:text-position="0% 100%" fo:background-color="#f9f9ff"/>
    </style:style>
    <style:style style:name="_32_01" style:display-name="201" style:family="text">
      <style:text-properties fo:color="#0c0400" style:text-position="2% 100%" fo:background-color="#f9f9ff"/>
    </style:style>
    <style:style style:name="_32_02" style:display-name="202" style:family="text">
      <style:text-properties fo:color="#0c0400" fo:background-color="#f9fdff"/>
    </style:style>
    <style:style style:name="_32_03" style:display-name="203" style:family="text">
      <style:text-properties fo:color="#0c0400" style:text-position="0% 100%" fo:background-color="#f9fdff"/>
    </style:style>
    <style:style style:name="_32_04" style:display-name="204" style:family="text">
      <style:text-properties fo:color="#0c0400" style:text-position="2% 100%" fo:background-color="#f9fdff"/>
    </style:style>
    <style:style style:name="_32_05" style:display-name="205" style:family="text">
      <style:text-properties fo:color="#0c0400" fo:background-color="#fdf9ff"/>
    </style:style>
    <style:style style:name="_32_06" style:display-name="206" style:family="text">
      <style:text-properties fo:color="#0c0400" style:text-position="0% 100%" fo:background-color="#fdf9ff"/>
    </style:style>
    <style:style style:name="_32_07" style:display-name="207" style:family="text">
      <style:text-properties fo:color="#0c0400" style:text-position="2% 100%" fo:background-color="#fdf9ff"/>
    </style:style>
    <style:style style:name="_32_08" style:display-name="208" style:family="text">
      <style:text-properties fo:color="#0c0400" fo:background-color="#fdfdff"/>
    </style:style>
    <style:style style:name="_32_09" style:display-name="209" style:family="text">
      <style:text-properties fo:color="#0c0400" style:text-position="0% 100%" fo:background-color="#fdfdff"/>
    </style:style>
    <style:style style:name="_32_10" style:display-name="210" style:family="text">
      <style:text-properties fo:color="#0c0400" style:text-position="2% 100%" fo:background-color="#fdfdff"/>
    </style:style>
    <style:style style:name="_32_11" style:display-name="211" style:family="text">
      <style:text-properties fo:color="#0c0c00"/>
    </style:style>
    <style:style style:name="_32_12" style:display-name="212" style:family="text">
      <style:text-properties fo:color="#0c0c00" style:text-position="0% 100%"/>
    </style:style>
    <style:style style:name="_32_13" style:display-name="213" style:family="text">
      <style:text-properties fo:color="#0c0c00" style:text-position="2% 100%"/>
    </style:style>
    <style:style style:name="_32_14" style:display-name="214" style:family="text">
      <style:text-properties fo:color="#0c0c00" fo:background-color="#f9f9ff"/>
    </style:style>
    <style:style style:name="_32_15" style:display-name="215" style:family="text">
      <style:text-properties fo:color="#0c0c00" style:text-position="0% 100%" fo:background-color="#f9f9ff"/>
    </style:style>
    <style:style style:name="_32_16" style:display-name="216" style:family="text">
      <style:text-properties fo:color="#0c0c00" style:text-position="2% 100%" fo:background-color="#f9f9ff"/>
    </style:style>
    <style:style style:name="_32_17" style:display-name="217" style:family="text">
      <style:text-properties fo:color="#0c0c00" fo:background-color="#f9fdff"/>
    </style:style>
    <style:style style:name="_32_18" style:display-name="218" style:family="text">
      <style:text-properties fo:color="#0c0c00" style:text-position="0% 100%" fo:background-color="#f9fdff"/>
    </style:style>
    <style:style style:name="_32_19" style:display-name="219" style:family="text">
      <style:text-properties fo:color="#0c0c00" style:text-position="2% 100%" fo:background-color="#f9fdff"/>
    </style:style>
    <style:style style:name="_32_20" style:display-name="220" style:family="text">
      <style:text-properties fo:color="#0c0c00" fo:background-color="#fdf9ff"/>
    </style:style>
    <style:style style:name="_32_21" style:display-name="221" style:family="text">
      <style:text-properties fo:color="#0c0c00" style:text-position="0% 100%" fo:background-color="#fdf9ff"/>
    </style:style>
    <style:style style:name="_32_22" style:display-name="222" style:family="text">
      <style:text-properties fo:color="#0c0c00" style:text-position="2% 100%" fo:background-color="#fdf9ff"/>
    </style:style>
    <style:style style:name="_32_23" style:display-name="223" style:family="text">
      <style:text-properties fo:color="#0c0c00" fo:background-color="#fdfdff"/>
    </style:style>
    <style:style style:name="_32_24" style:display-name="224" style:family="text">
      <style:text-properties fo:color="#0c0c00" style:text-position="0% 100%" fo:background-color="#fdfdff"/>
    </style:style>
    <style:style style:name="_32_25" style:display-name="225" style:family="text">
      <style:text-properties fo:color="#0c0c00" style:text-position="2% 100%" fo:background-color="#fdfd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19:20:15.53</meta:creation-date>
    <dc:title>Haathi</dc:title>
    <meta:editing-duration>PT1M11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9" meta:word-count="377" meta:character-count="1992"/>
    <dc:date>2016-02-24T19:21:26.16</dc:date>
    <meta:template xlink:type="simple" xlink:actuate="onRequest" xlink:title="Haathi" xlink:href="file:///C:/Users/kwa/AppData/Roaming/OpenOffice/4/user/template/Haathi.ott" meta:date="2016-02-24T19:20:15.17"/>
  </office:meta>
</office:document-meta>
</file>